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3236in" table:align="left"/>
    </style:style>
    <style:style style:name="Table1.A" style:family="table-column">
      <style:table-column-properties style:column-width="1.0271in"/>
    </style:style>
    <style:style style:name="Table1.B" style:family="table-column">
      <style:table-column-properties style:column-width="2.2965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859in"/>
    </style:style>
    <style:style style:name="Table2.B" style:family="table-column">
      <style:table-column-properties style:column-width="5.06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2.3201in" table:align="left"/>
    </style:style>
    <style:style style:name="Table3.A" style:family="table-column">
      <style:table-column-properties style:column-width="1.2917in"/>
    </style:style>
    <style:style style:name="Table3.B" style:family="table-column">
      <style:table-column-properties style:column-width="1.0285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201in" fo:border="0.05pt solid #000000"/>
    </style:style>
    <style:style style:name="Table3.2" style:family="table-row">
      <style:table-row-properties style:min-row-height="0.2069in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3.1882in" table:align="left"/>
    </style:style>
    <style:style style:name="Table4.A" style:family="table-column">
      <style:table-column-properties style:column-width="1.2917in"/>
    </style:style>
    <style:style style:name="Table4.B" style:family="table-column">
      <style:table-column-properties style:column-width="1.8965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0201in" fo:border="0.05pt solid #000000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0986in"/>
    </style:style>
    <style:style style:name="Table5" style:family="table">
      <style:table-properties style:width="6.1701in" table:align="left"/>
    </style:style>
    <style:style style:name="Table5.A" style:family="table-column">
      <style:table-column-properties style:column-width="0.5875in"/>
    </style:style>
    <style:style style:name="Table5.B" style:family="table-column">
      <style:table-column-properties style:column-width="5.5826in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.0201in" fo:border="0.05pt solid #000000"/>
    </style:style>
    <style:style style:name="Table5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1743in" table:align="left"/>
    </style:style>
    <style:style style:name="Table6.A" style:family="table-column">
      <style:table-column-properties style:column-width="2.084in"/>
    </style:style>
    <style:style style:name="Table6.B" style:family="table-column">
      <style:table-column-properties style:column-width="4.0903in"/>
    </style:style>
    <style:style style:name="Table6.A1" style:family="table-cell">
      <style:table-cell-properties style:vertical-align="middle" fo:padding="0.0194in" fo:border="none"/>
    </style:style>
    <style:style style:name="Table6.A2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B2" style:family="table-cell">
      <style:table-cell-properties style:vertical-align="middle" fo:padding="0.0201in" fo:border="0.05pt solid #000000"/>
    </style:style>
    <style:style style:name="Table6.A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6.9" style:family="table-row">
      <style:table-row-properties style:min-row-height="0.1139in"/>
    </style:style>
    <style:style style:name="Table6.10" style:family="table-row">
      <style:table-row-properties style:min-row-height="0.0729in"/>
    </style:style>
    <style:style style:name="Table7" style:family="table">
      <style:table-properties style:width="6.716in" table:align="left"/>
    </style:style>
    <style:style style:name="Table7.A" style:family="table-column">
      <style:table-column-properties style:column-width="2.884in"/>
    </style:style>
    <style:style style:name="Table7.B" style:family="table-column">
      <style:table-column-properties style:column-width="3.8319in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middle" fo:padding="0.0201in" fo:border="0.05pt solid #000000"/>
    </style:style>
    <style:style style:name="Table7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5.2444in" table:align="left"/>
    </style:style>
    <style:style style:name="Table8.A" style:family="table-column">
      <style:table-column-properties style:column-width="1.6458in"/>
    </style:style>
    <style:style style:name="Table8.B" style:family="table-column">
      <style:table-column-properties style:column-width="3.5986in"/>
    </style:style>
    <style:style style:name="Table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201in" fo:border="0.05pt solid #000000"/>
    </style:style>
    <style:style style:name="Table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2.2535in" table:align="left"/>
    </style:style>
    <style:style style:name="Table9.A" style:family="table-column">
      <style:table-column-properties style:column-width="0.784in"/>
    </style:style>
    <style:style style:name="Table9.B" style:family="table-column">
      <style:table-column-properties style:column-width="1.4694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201in" fo:border="0.05pt solid #000000"/>
    </style:style>
    <style:style style:name="Table9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0.884in"/>
    </style:style>
    <style:style style:name="Table10.B" style:family="table-column">
      <style:table-column-properties style:column-width="0.7681in"/>
    </style:style>
    <style:style style:name="Table10.C" style:family="table-column">
      <style:table-column-properties style:column-width="5.2729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201in" fo:border="0.05pt solid #000000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paragraph-rsid="0000ddb4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0ddb4" officeooo:paragraph-rsid="0000ddb4" style:font-size-asian="12pt" style:font-name-complex="Times New Roman" style:font-size-complex="12pt"/>
    </style:style>
    <style:style style:name="P3" style:family="paragraph" style:parent-style-name="Standard" style:list-style-name="L1">
      <style:paragraph-properties fo:line-height="115%" fo:text-align="justify" style:justify-single-word="false"/>
      <style:text-properties style:font-name="Times New Roman" fo:font-size="12pt" officeooo:rsid="0000ddb4" officeooo:paragraph-rsid="0000ddb4" style:font-size-asian="12pt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13394" officeooo:paragraph-rsid="0000ddb4" style:font-size-asian="12pt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rsid="00013394" officeooo:paragraph-rsid="00013394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13394" officeooo:paragraph-rsid="00013394" style:font-size-asian="12pt" style:font-name-complex="Times New Roman" style:font-size-complex="12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rsid="00047817" officeooo:paragraph-rsid="00047817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47817" officeooo:paragraph-rsid="00047817" style:font-size-asian="12pt" style:font-name-complex="Times New Roman" style:font-size-complex="12pt"/>
    </style:style>
    <style:style style:name="P9" style:family="paragraph" style:parent-style-name="Standard" style:list-style-name="L2">
      <style:paragraph-properties fo:line-height="115%" fo:text-align="justify" style:justify-single-word="false"/>
      <style:text-properties style:font-name="Times New Roman" fo:font-size="12pt" officeooo:rsid="00047817" officeooo:paragraph-rsid="00047817" style:font-size-asian="12pt" style:font-name-complex="Times New Roman" style:font-size-complex="12pt"/>
    </style:style>
    <style:style style:name="P10" style:family="paragraph" style:parent-style-name="Standard" style:list-style-name="L3">
      <style:paragraph-properties fo:line-height="115%" fo:text-align="justify" style:justify-single-word="false"/>
      <style:text-properties style:font-name="Times New Roman" fo:font-size="12pt" officeooo:rsid="00047817" officeooo:paragraph-rsid="00047817" style:font-size-asian="12pt" style:font-name-complex="Times New Roman" style:font-size-complex="12pt"/>
    </style:style>
    <style:style style:name="P11" style:family="paragraph" style:parent-style-name="Standard" style:list-style-name="L4">
      <style:paragraph-properties fo:line-height="115%" fo:text-align="justify" style:justify-single-word="false"/>
      <style:text-properties style:font-name="Times New Roman" fo:font-size="12pt" officeooo:rsid="00047817" officeooo:paragraph-rsid="00047817" style:font-size-asian="12pt" style:font-name-complex="Times New Roman" style:font-size-complex="12pt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rsid="000501f5" officeooo:paragraph-rsid="000501f5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501f5" officeooo:paragraph-rsid="000501f5" style:font-size-asian="12pt" style:font-name-complex="Times New Roman" style:font-size-complex="12pt"/>
    </style:style>
    <style:style style:name="P14" style:family="paragraph" style:parent-style-name="Standard" style:list-style-name="L5">
      <style:paragraph-properties fo:line-height="115%" fo:text-align="justify" style:justify-single-word="false"/>
      <style:text-properties style:font-name="Times New Roman" fo:font-size="12pt" officeooo:rsid="000501f5" officeooo:paragraph-rsid="000501f5" style:font-size-asian="12pt" style:font-name-complex="Times New Roman" style:font-size-complex="12pt"/>
    </style:style>
    <style:style style:name="P15" style:family="paragraph" style:parent-style-name="Standard" style:list-style-name="L6">
      <style:paragraph-properties fo:line-height="115%" fo:text-align="justify" style:justify-single-word="false"/>
      <style:text-properties style:font-name="Times New Roman" fo:font-size="12pt" officeooo:rsid="000501f5" officeooo:paragraph-rsid="000501f5" style:font-size-asian="12pt" style:font-name-complex="Times New Roman" style:font-size-complex="12pt"/>
    </style:style>
    <style:style style:name="P16" style:family="paragraph" style:parent-style-name="Standard" style:list-style-name="L7">
      <style:paragraph-properties fo:line-height="115%" fo:text-align="justify" style:justify-single-word="false"/>
      <style:text-properties style:font-name="Times New Roman" fo:font-size="12pt" officeooo:rsid="000501f5" officeooo:paragraph-rsid="000501f5" style:font-size-asian="12pt" style:font-name-complex="Times New Roman" style:font-size-complex="12pt"/>
    </style:style>
    <style:style style:name="P17" style:family="paragraph" style:parent-style-name="Standard">
      <style:paragraph-properties fo:line-height="115%" fo:text-align="justify" style:justify-single-word="false" fo:break-before="page"/>
      <style:text-properties style:font-name="Times New Roman" fo:font-size="12pt" fo:font-weight="bold" officeooo:rsid="000501f5" officeooo:paragraph-rsid="000501f5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 style:list-style-name="L8">
      <style:paragraph-properties fo:line-height="115%" fo:text-align="justify" style:justify-single-word="false"/>
      <style:text-properties style:font-name="Times New Roman" fo:font-size="12pt" officeooo:rsid="000501f5" officeooo:paragraph-rsid="000501f5" style:font-size-asian="12pt" style:font-name-complex="Times New Roman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rsid="0005a842" officeooo:paragraph-rsid="0005a842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5a842" officeooo:paragraph-rsid="0005a842" style:font-size-asian="12pt" style:font-name-complex="Times New Roman" style:font-size-complex="12pt"/>
    </style:style>
    <style:style style:name="P21" style:family="paragraph" style:parent-style-name="Standard" style:list-style-name="L9">
      <style:paragraph-properties fo:line-height="115%" fo:text-align="justify" style:justify-single-word="false"/>
      <style:text-properties style:font-name="Times New Roman" fo:font-size="12pt" officeooo:rsid="0005a842" officeooo:paragraph-rsid="0005a842" style:font-size-asian="12pt" style:font-name-complex="Times New Roman" style:font-size-complex="12pt"/>
    </style:style>
    <style:style style:name="P22" style:family="paragraph" style:parent-style-name="Standard" style:list-style-name="L10">
      <style:paragraph-properties fo:line-height="115%" fo:text-align="justify" style:justify-single-word="false"/>
      <style:text-properties style:font-name="Times New Roman" fo:font-size="12pt" officeooo:rsid="0005a842" officeooo:paragraph-rsid="0005a842" style:font-size-asian="12pt" style:font-name-complex="Times New Roman" style:font-size-complex="12pt"/>
    </style:style>
    <style:style style:name="P23" style:family="paragraph" style:parent-style-name="Standard" style:list-style-name="L11">
      <style:paragraph-properties fo:line-height="115%" fo:text-align="justify" style:justify-single-word="false"/>
      <style:text-properties style:font-name="Times New Roman" fo:font-size="12pt" officeooo:rsid="0005a842" officeooo:paragraph-rsid="0005a842" style:font-size-asian="12pt" style:font-name-complex="Times New Roman" style:font-size-complex="12pt"/>
    </style:style>
    <style:style style:name="P24" style:family="paragraph" style:parent-style-name="Standard" style:list-style-name="L11">
      <style:paragraph-properties fo:line-height="115%" fo:text-align="justify" style:justify-single-word="false"/>
      <style:text-properties style:font-name="Times New Roman" fo:font-size="12pt" officeooo:paragraph-rsid="0007a73e" style:font-size-asian="12pt" style:font-name-complex="Times New Roman" style:font-size-complex="12pt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Times New Roman" fo:font-size="12pt" officeooo:paragraph-rsid="0007a73e" style:font-size-asian="12pt" style:font-name-complex="Times New Roman" style:font-size-complex="12pt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paragraph-rsid="0007a73e" style:font-size-asian="12pt" style:font-weight-asian="bold" style:font-name-complex="Times New Roman" style:font-size-complex="12pt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7a73e" officeooo:paragraph-rsid="0007a73e" style:font-size-asian="12pt" style:font-name-complex="Times New Roman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rsid="0007a73e" officeooo:paragraph-rsid="0007a73e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line-height="115%" fo:text-align="justify" style:justify-single-word="false" fo:break-before="page"/>
      <style:text-properties style:font-name="Times New Roman" fo:font-size="12pt" fo:font-weight="bold" officeooo:rsid="0007a73e" officeooo:paragraph-rsid="0007a73e" style:font-size-asian="12pt" style:font-weight-asian="bold" style:font-name-complex="Times New Roman" style:font-size-complex="12pt" style:font-weight-complex="bold"/>
    </style:style>
    <style:style style:name="P30" style:family="paragraph" style:parent-style-name="Standard" style:list-style-name="L12">
      <style:paragraph-properties fo:line-height="115%" fo:text-align="justify" style:justify-single-word="false"/>
      <style:text-properties style:font-name="Times New Roman" fo:font-size="12pt" officeooo:rsid="0007a73e" officeooo:paragraph-rsid="0007a73e" style:font-size-asian="12pt" style:font-name-complex="Times New Roman" style:font-size-complex="12pt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f012d" officeooo:paragraph-rsid="000f012d" style:font-size-asian="12pt" style:font-name-complex="Times New Roman" style:font-size-complex="12pt"/>
    </style:style>
    <style:style style:name="P32" style:family="paragraph" style:parent-style-name="Standard" style:list-style-name="L13">
      <style:paragraph-properties fo:line-height="115%" fo:text-align="justify" style:justify-single-word="false"/>
      <style:text-properties style:font-name="Times New Roman" fo:font-size="12pt" officeooo:rsid="0007a73e" officeooo:paragraph-rsid="0007a73e" style:font-size-asian="12pt" style:font-name-complex="Times New Roman" style:font-size-complex="12pt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7a73e" officeooo:paragraph-rsid="0007a7ff" style:font-size-asian="12pt" style:font-name-complex="Times New Roman" style:font-size-complex="12pt"/>
    </style:style>
    <style:style style:name="P34" style:family="paragraph" style:parent-style-name="Standard" style:list-style-name="L14">
      <style:paragraph-properties fo:line-height="115%" fo:text-align="justify" style:justify-single-word="false"/>
      <style:text-properties style:font-name="Times New Roman" fo:font-size="12pt" officeooo:rsid="0007a73e" officeooo:paragraph-rsid="0007a7ff" style:font-size-asian="12pt" style:font-name-complex="Times New Roman" style:font-size-complex="12pt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rsid="0007a7ff" officeooo:paragraph-rsid="0007a7ff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" officeooo:rsid="0007a7ff" officeooo:paragraph-rsid="0007a7ff" style:font-name-complex="Times New Roman"/>
    </style:style>
    <style:style style:name="P37" style:family="paragraph" style:parent-style-name="Standard" style:list-style-name="L15">
      <style:paragraph-properties fo:line-height="115%" fo:text-align="justify" style:justify-single-word="false"/>
      <style:text-properties style:font-name="Times New Roman" fo:font-size="12pt" officeooo:rsid="0007a73e" officeooo:paragraph-rsid="0007a7ff" style:font-size-asian="12pt" style:font-name-complex="Times New Roman" style:font-size-complex="12pt"/>
    </style:style>
    <style:style style:name="P38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7a7ff" officeooo:paragraph-rsid="0007a7ff" style:font-size-asian="12pt" style:font-name-complex="Times New Roman" style:font-size-complex="12pt"/>
    </style:style>
    <style:style style:name="P39" style:family="paragraph" style:parent-style-name="Standard" style:list-style-name="L16">
      <style:paragraph-properties fo:line-height="115%" fo:text-align="justify" style:justify-single-word="false"/>
      <style:text-properties fo:color="#000000" loext:opacity="100%" style:font-name="Times New Roman" fo:font-size="12pt" fo:font-weight="normal" officeooo:rsid="0007a7ff" officeooo:paragraph-rsid="0007a7ff" style:font-size-asian="12pt" style:font-weight-asian="normal" style:font-name-complex="Times New Roman" style:font-size-complex="12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fo:font-weight="normal" officeooo:rsid="0007a7ff" officeooo:paragraph-rsid="0007a7ff" style:font-size-asian="12pt" style:font-weight-asian="normal" style:font-name-complex="Times New Roman" style:font-size-complex="12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fo:font-weight="bold" officeooo:rsid="0009540a" officeooo:paragraph-rsid="0009540a" style:font-size-asian="12pt" style:font-weight-asian="bold" style:font-name-complex="Times New Roman" style:font-size-complex="12pt" style:font-weight-complex="bold"/>
    </style:style>
    <style:style style:name="P42" style:family="paragraph" style:parent-style-name="Standard">
      <style:paragraph-properties fo:line-height="115%" fo:text-align="justify" style:justify-single-word="false" fo:break-before="page"/>
      <style:text-properties fo:color="#000000" loext:opacity="100%" style:font-name="Times New Roman" fo:font-size="12pt" fo:font-weight="bold" officeooo:rsid="0009540a" officeooo:paragraph-rsid="0009540a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7a7ff" officeooo:paragraph-rsid="0009540a" style:font-size-asian="12pt" style:font-name-complex="Times New Roman" style:font-size-complex="12pt"/>
    </style:style>
    <style:style style:name="P44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9540a" officeooo:paragraph-rsid="0009540a" style:font-size-asian="12pt" style:font-name-complex="Times New Roman" style:font-size-complex="12pt"/>
    </style:style>
    <style:style style:name="P45" style:family="paragraph" style:parent-style-name="Table_20_Heading">
      <style:paragraph-properties fo:line-height="115%"/>
      <style:text-properties style:font-name="Times New Roman" fo:font-size="12pt" style:font-size-asian="12pt" style:font-size-complex="12pt"/>
    </style:style>
    <style:style style:name="P46" style:family="paragraph" style:parent-style-name="Table_20_Contents">
      <style:paragraph-properties fo:line-height="115%"/>
    </style:style>
    <style:style style:name="P47" style:family="paragraph" style:parent-style-name="Table_20_Contents">
      <style:paragraph-properties fo:line-height="115%"/>
      <style:text-properties style:font-name="Times New Roman" fo:font-size="12pt" style:font-size-asian="12pt" style:font-size-complex="12pt"/>
    </style:style>
    <style:style style:name="P48" style:family="paragraph" style:parent-style-name="Standard" style:list-style-name="L17">
      <style:paragraph-properties fo:line-height="115%" fo:text-align="justify" style:justify-single-word="false"/>
      <style:text-properties fo:color="#000000" loext:opacity="100%" style:font-name="Times New Roman" fo:font-size="12pt" officeooo:rsid="0009540a" officeooo:paragraph-rsid="0009540a" style:font-size-asian="12pt" style:font-name-complex="Times New Roman" style:font-size-complex="12pt"/>
    </style:style>
    <style:style style:name="P49" style:family="paragraph" style:parent-style-name="Standard" style:list-style-name="L17">
      <style:paragraph-properties fo:line-height="115%" fo:text-align="justify" style:justify-single-word="false"/>
      <style:text-properties fo:color="#000000" loext:opacity="100%" style:font-name="Times New Roman" fo:font-size="12pt" officeooo:rsid="000ab18c" officeooo:paragraph-rsid="000ab18c" style:font-size-asian="12pt" style:font-name-complex="Times New Roman" style:font-size-complex="12pt"/>
    </style:style>
    <style:style style:name="P50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ab18c" officeooo:paragraph-rsid="000ab18c" style:font-size-asian="12pt" style:font-name-complex="Times New Roman" style:font-size-complex="12pt"/>
    </style:style>
    <style:style style:name="P51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fo:font-weight="bold" officeooo:rsid="000ab18c" officeooo:paragraph-rsid="000ab18c" style:font-size-asian="12pt" style:font-weight-asian="bold" style:font-name-complex="Times New Roman" style:font-size-complex="12pt" style:font-weight-complex="bold"/>
    </style:style>
    <style:style style:name="P52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9540a" officeooo:paragraph-rsid="000ab18c" style:font-size-asian="12pt" style:font-name-complex="Times New Roman" style:font-size-complex="12pt"/>
    </style:style>
    <style:style style:name="P53" style:family="paragraph" style:parent-style-name="Standard" style:list-style-name="L18">
      <style:paragraph-properties fo:line-height="115%" fo:text-align="justify" style:justify-single-word="false"/>
      <style:text-properties fo:color="#000000" loext:opacity="100%" style:font-name="Times New Roman" fo:font-size="12pt" officeooo:rsid="0009540a" officeooo:paragraph-rsid="000ab18c" style:font-size-asian="12pt" style:font-name-complex="Times New Roman" style:font-size-complex="12pt"/>
    </style:style>
    <style:style style:name="P54" style:family="paragraph" style:parent-style-name="Standard" style:list-style-name="L18">
      <style:paragraph-properties fo:line-height="115%" fo:text-align="justify" style:justify-single-word="false"/>
      <style:text-properties fo:color="#000000" loext:opacity="100%" style:font-name="Times New Roman" fo:font-size="12pt" officeooo:rsid="000ab18c" officeooo:paragraph-rsid="000ab18c" style:font-size-asian="12pt" style:font-name-complex="Times New Roman" style:font-size-complex="12pt"/>
    </style:style>
    <style:style style:name="P55" style:family="paragraph" style:parent-style-name="Standard">
      <style:paragraph-properties fo:line-height="115%" fo:text-align="justify" style:justify-single-word="false" fo:break-before="page"/>
      <style:text-properties fo:color="#000000" loext:opacity="100%" style:font-name="Times New Roman" fo:font-size="12pt" fo:font-weight="bold" officeooo:rsid="000ab18c" officeooo:paragraph-rsid="000ab18c" style:font-size-asian="12pt" style:font-weight-asian="bold" style:font-name-complex="Times New Roman" style:font-size-complex="12pt" style:font-weight-complex="bold"/>
    </style:style>
    <style:style style:name="P56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fo:font-weight="bold" officeooo:rsid="000ab18c" officeooo:paragraph-rsid="000b2e57" style:font-size-asian="12pt" style:font-weight-asian="bold" style:font-name-complex="Times New Roman" style:font-size-complex="12pt" style:font-weight-complex="bold"/>
    </style:style>
    <style:style style:name="P57" style:family="paragraph" style:parent-style-name="Standard">
      <style:paragraph-properties fo:line-height="115%" fo:text-align="justify" style:justify-single-word="false"/>
      <style:text-properties officeooo:paragraph-rsid="000b2e57"/>
    </style:style>
    <style:style style:name="P58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b2e57" officeooo:paragraph-rsid="000b2e57" style:font-size-asian="12pt" style:font-size-complex="12pt"/>
    </style:style>
    <style:style style:name="P59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fo:font-weight="bold" officeooo:rsid="000c1a85" officeooo:paragraph-rsid="000c1a85" style:font-size-asian="12pt" style:font-weight-asian="bold" style:font-name-complex="Times New Roman" style:font-size-complex="12pt" style:font-weight-complex="bold"/>
    </style:style>
    <style:style style:name="P60" style:family="paragraph" style:parent-style-name="Standard">
      <style:paragraph-properties fo:line-height="115%" fo:text-align="justify" style:justify-single-word="false"/>
      <style:text-properties officeooo:paragraph-rsid="000c1a85"/>
    </style:style>
    <style:style style:name="P61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c1a85" officeooo:paragraph-rsid="000c1a85" style:font-size-asian="12pt" style:font-size-complex="12pt"/>
    </style:style>
    <style:style style:name="P62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rsid="000c1a85" officeooo:paragraph-rsid="000c1a85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15%" fo:text-align="justify" style:justify-single-word="false" fo:break-before="page"/>
      <style:text-properties style:font-name="Times New Roman" fo:font-size="12pt" fo:font-weight="bold" officeooo:rsid="000c1a85" officeooo:paragraph-rsid="000c1a85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c1a85" officeooo:paragraph-rsid="000c1a85" style:font-size-asian="12pt" style:font-name-complex="Times New Roman" style:font-size-complex="12pt"/>
    </style:style>
    <style:style style:name="P65" style:family="paragraph" style:parent-style-name="Standard">
      <style:paragraph-properties fo:line-height="115%" fo:text-align="justify" style:justify-single-word="false" fo:break-before="page"/>
      <style:text-properties fo:color="#000000" loext:opacity="100%" style:font-name="Times New Roman" fo:font-size="12pt" fo:font-weight="bold" officeooo:rsid="000c1a85" officeooo:paragraph-rsid="000c1a85" style:font-size-asian="12pt" style:font-weight-asian="bold" style:font-name-complex="Times New Roman" style:font-size-complex="12pt" style:font-weight-complex="bold"/>
    </style:style>
    <style:style style:name="P66" style:family="paragraph" style:parent-style-name="Standard" style:list-style-name="L19">
      <style:paragraph-properties fo:line-height="115%" fo:text-align="justify" style:justify-single-word="false"/>
      <style:text-properties fo:color="#000000" loext:opacity="100%" style:font-name="Times New Roman" fo:font-size="12pt" officeooo:rsid="000c1a85" officeooo:paragraph-rsid="000c1a85" style:font-size-asian="12pt" style:font-name-complex="Times New Roman" style:font-size-complex="12pt"/>
    </style:style>
    <style:style style:name="P67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fo:font-weight="bold" officeooo:rsid="000c1a85" officeooo:paragraph-rsid="000cf039" style:font-size-asian="12pt" style:font-weight-asian="bold" style:font-name-complex="Times New Roman" style:font-size-complex="12pt" style:font-weight-complex="bold"/>
    </style:style>
    <style:style style:name="P68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c1a85" officeooo:paragraph-rsid="000cf039" style:font-size-asian="12pt" style:font-name-complex="Times New Roman" style:font-size-complex="12pt"/>
    </style:style>
    <style:style style:name="P69" style:family="paragraph" style:parent-style-name="Standard" style:list-style-name="L19">
      <style:paragraph-properties fo:line-height="115%" fo:text-align="justify" style:justify-single-word="false"/>
      <style:text-properties fo:color="#000000" loext:opacity="100%" style:font-name="Times New Roman" fo:font-size="12pt" officeooo:rsid="000c1a85" officeooo:paragraph-rsid="000cf039" style:font-size-asian="12pt" style:font-name-complex="Times New Roman" style:font-size-complex="12pt"/>
    </style:style>
    <style:style style:name="P70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cf039" officeooo:paragraph-rsid="000cf039" style:font-size-asian="12pt" style:font-name-complex="Times New Roman" style:font-size-complex="12pt"/>
    </style:style>
    <style:style style:name="P71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fo:font-weight="bold" officeooo:rsid="000cf039" officeooo:paragraph-rsid="000cf039" style:font-size-asian="12pt" style:font-weight-asian="bold" style:font-name-complex="Times New Roman" style:font-size-complex="12pt" style:font-weight-complex="bold"/>
    </style:style>
    <style:style style:name="P72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c1a85" officeooo:paragraph-rsid="000cf039" style:font-size-asian="12pt" style:font-name-complex="Times New Roman"/>
    </style:style>
    <style:style style:name="P73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fo:font-weight="bold" officeooo:rsid="000cf039" officeooo:paragraph-rsid="000cf039" style:font-size-asian="12pt" style:font-weight-asian="bold" style:font-name-complex="Times New Roman" style:font-weight-complex="bold"/>
    </style:style>
    <style:style style:name="P74" style:family="paragraph" style:parent-style-name="Standard">
      <style:paragraph-properties fo:line-height="115%" fo:text-align="justify" style:justify-single-word="false" fo:break-before="page"/>
      <style:text-properties fo:color="#000000" loext:opacity="100%" style:font-name="Times New Roman" fo:font-size="12pt" fo:font-weight="bold" officeooo:rsid="000cf039" officeooo:paragraph-rsid="000cf039" style:font-size-asian="12pt" style:font-weight-asian="bold" style:font-name-complex="Times New Roman" style:font-weight-complex="bold"/>
    </style:style>
    <style:style style:name="P75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" fo:font-size="12pt" officeooo:rsid="000cf039" officeooo:paragraph-rsid="000cf039" style:font-size-asian="12pt" style:font-name-complex="Times New Roman"/>
    </style:style>
    <style:style style:name="P76" style:family="paragraph" style:parent-style-name="Table_20_Heading">
      <style:paragraph-properties fo:line-height="115%"/>
      <style:text-properties style:font-name="Times New Roman"/>
    </style:style>
    <style:style style:name="P77" style:family="paragraph" style:parent-style-name="Table_20_Contents">
      <style:paragraph-properties fo:line-height="115%"/>
      <style:text-properties style:font-name="Times New Roman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Times New Roman" fo:font-size="12pt" officeooo:rsid="000cf039" officeooo:paragraph-rsid="000cf039" style:font-size-asian="12pt" style:font-name-complex="Times New Roman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officeooo:rsid="0000ddb4"/>
    </style:style>
    <style:style style:name="T3" style:family="text">
      <style:text-properties officeooo:rsid="0002d425"/>
    </style:style>
    <style:style style:name="T4" style:family="text">
      <style:text-properties style:font-name-complex="Times New Roman"/>
    </style:style>
    <style:style style:name="T5" style:family="text">
      <style:text-properties officeooo:rsid="000501f5"/>
    </style:style>
    <style:style style:name="T6" style:family="text">
      <style:text-properties fo:color="#000000" loext:opacity="100%"/>
    </style:style>
    <style:style style:name="T7" style:family="text">
      <style:text-properties officeooo:rsid="0005a842"/>
    </style:style>
    <style:style style:name="T8" style:family="text">
      <style:text-properties officeooo:rsid="000cf039"/>
    </style:style>
    <style:style style:name="T9" style:family="text">
      <style:text-properties officeooo:rsid="0007a73e"/>
    </style:style>
    <style:style style:name="T10" style:family="text">
      <style:text-properties officeooo:rsid="0007a7ff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officeooo:rsid="0009540a"/>
    </style:style>
    <style:style style:name="T14" style:family="text">
      <style:text-properties style:font-name="Times New Roman" fo:font-weight="normal" style:font-weight-asian="normal" style:font-name-complex="Times New Roman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ab18c"/>
    </style:style>
    <style:style style:name="T18" style:family="text">
      <style:text-properties fo:language="en" fo:country="US"/>
    </style:style>
    <style:style style:name="T19" style:family="text">
      <style:text-properties fo:color="#000000" loext:opacity="100%" style:font-name-complex="Times New Roman"/>
    </style:style>
    <style:style style:name="T20" style:family="text">
      <style:text-properties fo:color="#000000" loext:opacity="100%" fo:language="en" fo:country="US" style:font-name-complex="Times New Roman"/>
    </style:style>
    <style:style style:name="T21" style:family="text">
      <style:text-properties style:font-name="Times New Roman" style:font-size-complex="12pt"/>
    </style:style>
    <style:style style:name="T22" style:family="text">
      <style:text-properties style:font-name="Times New Roman" officeooo:rsid="000cf039" style:font-size-complex="12pt"/>
    </style:style>
    <style:style style:name="T23" style:family="text">
      <style:text-properties style:font-name="Times New Roman" fo:font-weight="bold" officeooo:rsid="000cf039" style:font-weight-asian="bold" style:font-size-complex="12pt" style:font-weight-complex="bold"/>
    </style:style>
    <style:style style:name="T24" style:family="text">
      <style:text-properties style:font-name="Times New Roman" fo:font-weight="bold" officeooo:rsid="000cf039" style:font-weight-asian="bold" style:font-name-complex="Times New Roman" style:font-size-complex="12pt" style:font-weight-complex="bold"/>
    </style:style>
    <style:style style:name="T25" style:family="text">
      <style:text-properties style:font-name="Times New Roman" officeooo:rsid="000cf039" style:font-name-complex="Times New Roman" style:font-size-complex="12pt"/>
    </style:style>
    <style:style style:name="T26" style:family="text">
      <style:text-properties style:font-name="Times New Roman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. </text:span>История развития вычислительных средств. Классификация ЭВМ</text:p>
      <text:p text:style-name="P2" loext:marker-style-name="T1">I поколение – основанное на электронных лампах, программирование на машинном языке.</text:p>
      <text:p text:style-name="P2" loext:marker-style-name="T1">II поколение – основанное на транизсторах, тогда началось использование ЯП и ОС</text:p>
      <text:p text:style-name="P2" loext:marker-style-name="T1">III поколнеие – основанное на интегральных схемах, введение многозадачности</text:p>
      <text:p text:style-name="P2" loext:marker-style-name="T1">IV поколение – основанное на больших и сверхбольших интегральных схемах, которые позволили развитие сетевых технологий, массовое распространение ПК.</text:p>
      <text:p text:style-name="P2" loext:marker-style-name="T1">V поколение – использование нейросетей, квантовых вычислений, облачные технологии и тп.</text:p>
      <text:p text:style-name="P2" loext:marker-style-name="T1"/>
      <text:p text:style-name="P2" loext:marker-style-name="T1">Классификация:</text:p>
      <text:list text:style-name="L1">
        <text:list-item>
          <text:p text:style-name="P3" loext:marker-style-name="T1">по назначению: универсальные и специализированные</text:p>
        </text:list-item>
        <text:list-item>
          <text:p text:style-name="P3" loext:marker-style-name="T1">по масштабу: суперЭВМ, мейнфреймы, мини-ЭВМ, микро-ЭВМ, микроконтроллеры</text:p>
        </text:list-item>
        <text:list-item>
          <text:p text:style-name="P3" loext:marker-style-name="T1">по типу обработки данных: цифровые, аналоговые и гибридные</text:p>
        </text:list-item>
        <text:list-item>
          <text:p text:style-name="P3" loext:marker-style-name="T1">по архитектуре: однопроцессорные, многопроцессорные, квантовые.</text:p>
        </text:list-item>
      </text:list>
      <text:p text:style-name="P4" loext:marker-style-name="T1"/>
      <text:p text:style-name="P5" loext:marker-style-name="T1">2. Представление чисел и форматы их хранения в ЭВМ.</text:p>
      <text:p text:style-name="P6" loext:marker-style-name="T1">ЭВМ оперирует только двоичными числами. Числа в памяти хранятся в разных форматах в зависимости от их типа данных. </text:p>
      <text:p text:style-name="P6" loext:marker-style-name="T1">Представление целых чисел состоит из бита знака и числового значения. Числовое значение представлено в прямом коде, двоичном виде числа, в случае положительного значения. В случае отрицательного значения, двоичное число инвертируется и преобразуется в дополнительный код.</text:p>
      <text:p text:style-name="P6" loext:marker-style-name="T1">Представление вещественных чисел делится на два формата, double и float, 62 битного и 32 битного представления.</text:p>
      <text:p text:style-name="P6" loext:marker-style-name="T1">В обоих случаях первый бит отводится под знак. Следующие 8 или 11 бит выделены под порядок (экспонента, по которому смещается точка плавающего числа). Оставшиеся биты (23 или 52) оставлены под мантиссу. <text:span text:style-name="T3">Мантисса – это двоичное представление числа после плавающей точки.</text:span></text:p>
      <text:p text:style-name="P6" loext:marker-style-name="T1"/>
      <text:p text:style-name="P7" loext:marker-style-name="T1">3. Понятие архитектуры и структуры компьютера. Принципы фон Неймана.</text:p>
      <text:p text:style-name="P8" loext:marker-style-name="T1">Архитектура компьютера – это логическая организация компонентов компьютреа, то есть что делает каждая часть и как они взаимодействуют. Она описывает набор команд процессора, форматы данных и инструкций и обмен данными между компонентами.</text:p>
      <text:p text:style-name="P8" loext:marker-style-name="T1">Структура компьютера – это физическая реализация архитектуры, то есть как именно построены и связаны компоненты.</text:p>
      <text:p text:style-name="P8" loext:marker-style-name="T1">Принципы фор Неймана:</text:p>
      <text:list text:style-name="L2">
        <text:list-item>
          <text:p text:style-name="P9" loext:marker-style-name="T1">Программа и данные хранятся в одном типе памяти. Программа это те же даныые, которые можно менять</text:p>
        </text:list-item>
        <text:list-item>
          <text:p text:style-name="P9" loext:marker-style-name="T1">Каждая команда считывается из памяти и выполняется по очереди, одна за другой.</text:p>
        </text:list-item>
        <text:list-item>
          <text:p text:style-name="P9" loext:marker-style-name="T1">Центральный процессор управляет всем.</text:p>
        </text:list-item>
        <text:list-item>
          <text:p text:style-name="P9" loext:marker-style-name="T1">Оперативная память используется как для храннеия команд, так и для хранения данных.</text:p>
        </text:list-item>
        <text:list-item>
          <text:p text:style-name="P9" loext:marker-style-name="T1">Обмен с внешними устройствами осуществляется через команды, обрабатываемые процессором.</text:p>
        </text:list-item>
      </text:list>
      <text:p text:style-name="P7" loext:marker-style-name="T1"><text:soft-page-break/>4. <text:span text:style-name="T4">Основные компоненты ЭВМ. Основные типы архитектур ЭВМ.</text:span></text:p>
      <text:p text:style-name="P8" loext:marker-style-name="T1">Основные компоненты ЭВМ:</text:p>
      <text:list text:style-name="L3">
        <text:list-item>
          <text:p text:style-name="P10" loext:marker-style-name="T1">Центральный процессор</text:p>
        </text:list-item>
        <text:list-item>
          <text:p text:style-name="P10" loext:marker-style-name="T1">Оперативная память</text:p>
        </text:list-item>
        <text:list-item>
          <text:p text:style-name="P10" loext:marker-style-name="T1">Постоянная память</text:p>
        </text:list-item>
        <text:list-item>
          <text:p text:style-name="P10" loext:marker-style-name="T1">Устройства ввода</text:p>
        </text:list-item>
        <text:list-item>
          <text:p text:style-name="P10" loext:marker-style-name="T1">Устройства вывода</text:p>
        </text:list-item>
      </text:list>
      <text:p text:style-name="P8" loext:marker-style-name="T1">Основные типы архитектур ЭВМ</text:p>
      <text:list text:style-name="L4">
        <text:list-item>
          <text:p text:style-name="P11" loext:marker-style-name="T1">Архитектура фон Геймана: общая память программ и данных, последовательное выполнение команд.</text:p>
        </text:list-item>
        <text:list-item>
          <text:p text:style-name="P11" loext:marker-style-name="T1">Гарвардская архиектура – разделенная память для программ и данных.</text:p>
        </text:list-item>
        <text:list-item>
          <text:p text:style-name="P11" loext:marker-style-name="T1">Многопроцессорная архитектура: несколько параллельно работающих процессоров или ядер</text:p>
        </text:list-item>
        <text:list-item>
          <text:p text:style-name="P11" loext:marker-style-name="T1">Архитектуура с общей распределенной памятью</text:p>
        </text:list-item>
        <text:list-item>
          <text:p text:style-name="P11" loext:marker-style-name="T1">Архитектура <text:span text:style-name="T5">RISC и CISC</text:span></text:p>
        </text:list-item>
      </text:list>
      <text:p text:style-name="P8" loext:marker-style-name="T1"/>
      <text:p text:style-name="P12" loext:marker-style-name="T1">5. <text:span text:style-name="T6">С</text:span>труктура и классификаци<text:span text:style-name="T6">я</text:span> АСОИУ, виды обеспечения АСОИУ.</text:p>
      <text:p text:style-name="P13" loext:marker-style-name="T1">АСОИУ – автоматизированная система оперативного управления. Она предназначена для сбора, обработки и использования информации в реальном времени для управления производством, технологическими процессами или предприятием в целом.</text:p>
      <text:p text:style-name="P13" loext:marker-style-name="T1">Структура:</text:p>
      <text:list text:style-name="L5">
        <text:list-item>
          <text:p text:style-name="P14" loext:marker-style-name="T1">Уровень административного управления</text:p>
        </text:list-item>
        <text:list-item>
          <text:p text:style-name="P14" loext:marker-style-name="T1">Уровень координации</text:p>
        </text:list-item>
        <text:list-item>
          <text:p text:style-name="P14" loext:marker-style-name="T1">Уровень объекта</text:p>
        </text:list-item>
      </text:list>
      <text:p text:style-name="P13" loext:marker-style-name="T1">Классификация:</text:p>
      <text:list text:style-name="L6">
        <text:list-item>
          <text:p text:style-name="P15" loext:marker-style-name="T1">По сфере применения: промышленная, энергетическая, транспортная, логистическая.</text:p>
        </text:list-item>
        <text:list-item>
          <text:p text:style-name="P15" loext:marker-style-name="T1">По масштабу: локальная, региональная, отраслевая, межотраслевая</text:p>
        </text:list-item>
        <text:list-item>
          <text:p text:style-name="P15" loext:marker-style-name="T1">По степени автоматизации: информационные и информационно-управляющие.</text:p>
        </text:list-item>
      </text:list>
      <text:p text:style-name="P13" loext:marker-style-name="T1">Виды обеспечения АСОИУ</text:p>
      <text:list text:style-name="L7">
        <text:list-item>
          <text:p text:style-name="P16" loext:marker-style-name="T1">Техническое обеспечение</text:p>
        </text:list-item>
        <text:list-item>
          <text:p text:style-name="P16" loext:marker-style-name="T1">Программное обеспечение</text:p>
        </text:list-item>
        <text:list-item>
          <text:p text:style-name="P16" loext:marker-style-name="T1">Математическое обеспечение</text:p>
        </text:list-item>
        <text:list-item>
          <text:p text:style-name="P16" loext:marker-style-name="T1">Информационное обеспечение</text:p>
        </text:list-item>
        <text:list-item>
          <text:p text:style-name="P16" loext:marker-style-name="T1">Организационное обеспечение</text:p>
        </text:list-item>
        <text:list-item>
          <text:p text:style-name="P16" loext:marker-style-name="T1">Лингвистического обеспечение</text:p>
        </text:list-item>
      </text:list>
      <text:p text:style-name="P13" loext:marker-style-name="T1"/>
      <text:p text:style-name="P12" loext:marker-style-name="T1"/>
      <text:p text:style-name="P17" loext:marker-style-name="T1">6. Перечислите из каких этапов, с точки зрения программирования, состоит работа с любым файлом.</text:p>
      <text:p text:style-name="P13" loext:marker-style-name="T1">Этапы:</text:p>
      <text:list text:style-name="L8">
        <text:list-item>
          <text:p text:style-name="P18" loext:marker-style-name="T1">открытие файла</text:p>
        </text:list-item>
        <text:list-item>
          <text:p text:style-name="P18" loext:marker-style-name="T1">чтение и запись данных</text:p>
        </text:list-item>
        <text:list-item>
          <text:p text:style-name="P18" loext:marker-style-name="T1">обработка данных</text:p>
        </text:list-item>
        <text:list-item>
          <text:p text:style-name="P18" loext:marker-style-name="T1">закрытие файла</text:p>
        </text:list-item>
      </text:list>
      <text:p text:style-name="P13" loext:marker-style-name="T1"/>
      <text:p text:style-name="P19" loext:marker-style-name="T1">7. <text:span text:style-name="T6">Объясните</text:span> синтаксис функции оре<text:span text:style-name="T6">n</text:span>(), предназначенной для открытия файла. Поясните назначение параметров функции. Перечислите возможные значения режима Mode.</text:p>
      <text:p text:style-name="P20" loext:marker-style-name="T1">open() возвращает файловый дескриптор, соотвутствующий параметрам, использованным в функции.</text:p>
      <text:p text:style-name="P20" loext:marker-style-name="T1">Параметры open():</text:p>
      <text:list text:style-name="L9">
        <text:list-item>
          <text:p text:style-name="P21" loext:marker-style-name="T1">file – путь к файлу</text:p>
        </text:list-item>
        <text:list-item>
          <text:p text:style-name="P21" loext:marker-style-name="T1">mode – режим открытия</text:p>
        </text:list-item>
        <text:list-item>
          <text:p text:style-name="P21" loext:marker-style-name="T1">encoding – кодировка файла</text:p>
        </text:list-item>
        <text:list-item>
          <text:p text:style-name="P21" loext:marker-style-name="T1">buffering – уровень буферизации</text:p>
        </text:list-item>
        <text:list-item>
          <text:p text:style-name="P21" loext:marker-style-name="T1">errors – способ обработки ошибок</text:p>
        </text:list-item>
        <text:list-item>
          <text:p text:style-name="P21" loext:marker-style-name="T1">newline – управляет символами новой строки в текстовом режиме</text:p>
        </text:list-item>
        <text:list-item>
          <text:p text:style-name="P21" loext:marker-style-name="T1">opener – функция, возвращающая открытый файловый дескриптор</text:p>
        </text:list-item>
      </text:list>
      <text:p text:style-name="P20" loext:marker-style-name="T1">Значения режима mode:</text:p>
      <text:list text:style-name="L10">
        <text:list-item>
          <text:p text:style-name="P22" loext:marker-style-name="T1">r – read</text:p>
        </text:list-item>
        <text:list-item>
          <text:p text:style-name="P22" loext:marker-style-name="T1">w – write</text:p>
        </text:list-item>
        <text:list-item>
          <text:p text:style-name="P22" loext:marker-style-name="T1">a – append</text:p>
        </text:list-item>
        <text:list-item>
          <text:p text:style-name="P22" loext:marker-style-name="T1">x – create</text:p>
        </text:list-item>
      </text:list>
      <text:p text:style-name="P20" loext:marker-style-name="T1">Дополнительные значения, которые добавляются к основным.</text:p>
      <text:list text:style-name="L11">
        <text:list-item>
          <text:p text:style-name="P23" loext:marker-style-name="T1">b – binary</text:p>
        </text:list-item>
        <text:list-item>
          <text:p text:style-name="P23" loext:marker-style-name="T1">t – text</text:p>
        </text:list-item>
        <text:list-item>
          <text:p text:style-name="P24" loext:marker-style-name="T1"><text:span text:style-name="T7">+ - combining the operations</text:span></text:p>
        </text:list-item>
      </text:list>
      <text:p text:style-name="P25" loext:marker-style-name="T1"/>
      <text:p text:style-name="P26" loext:marker-style-name="T1"><text:span text:style-name="T8">8</text:span><text:span text:style-name="T9">. </text:span>Объясните, каким образом происходит обработка ошибок, возникающих при работе с файлами. Приведите пример.</text:p>
      <text:p text:style-name="P27" loext:marker-style-name="T1">Ошибка при работе с файлами может произойти если: файл недоступен, поврежден или занят другим процессом. Обработка этих ошибок происходит с помощью try catch</text:p>
      <text:p text:style-name="Preformatted_20_Text">try:</text:p>
      <text:p text:style-name="Preformatted_20_Text"><text:s text:c="4"/>with open("data.txt", "r", encoding="utf-8") as f:</text:p>
      <text:p text:style-name="Preformatted_20_Text"><text:s text:c="8"/>print(f.read())</text:p>
      <text:p text:style-name="Preformatted_20_Text">except FileNotFoundError:</text:p>
      <text:p text:style-name="Preformatted_20_Text"><text:s text:c="4"/>print("Файл не существует.")</text:p>
      <text:p text:style-name="Preformatted_20_Text">except PermissionError:</text:p>
      <text:p text:style-name="Preformatted_20_Text"><text:s text:c="4"/>print("Нет доступа к файлу.")</text:p>
      <text:p text:style-name="Preformatted_20_Text">except Exception as e:</text:p>
      <text:p text:style-name="Preformatted_20_Text"><text:s text:c="4"/>print("Произошла ошибка при работе с файлом:", e)</text:p>
      <text:p text:style-name="Preformatted_20_Text"/>
      <text:p text:style-name="P28" loext:marker-style-name="T1"/>
      <text:p text:style-name="P29" loext:marker-style-name="T1">9. Раскройте особенности методов read() и readline(). Приведите пример</text:p>
      <text:list text:style-name="L12">
        <text:list-item>
          <text:p text:style-name="P30" loext:marker-style-name="T1">file.read(size) – считывает заданное количество байт всего файла для чтения в одну строку.</text:p>
        </text:list-item>
        <text:list-item>
          <text:p text:style-name="P30" loext:marker-style-name="T1">file.readline(size) – считывает заданное количество байт одной строки файла для чтения</text:p>
        </text:list-item>
      </text:list>
      <text:p text:style-name="Preformatted_20_Text"/>
      <text:p text:style-name="Preformatted_20_Text">with open(“text.txt”, ‘r’, encoding=”utf-8) as f:</text:p>
      <text:p text:style-name="Preformatted_20_Text"><text:tab/>text = f.read()</text:p>
      <text:p text:style-name="Preformatted_20_Text"><text:tab/>line = f.readline();</text:p>
      <text:p text:style-name="P27" loext:marker-style-name="T1"/>
      <text:p text:style-name="P28" loext:marker-style-name="T1">10. Строки. Приведите примеры базовых алгоритмов строк.</text:p>
      <text:p text:style-name="P27" loext:marker-style-name="T1">Строки – последовательность символов, которая используется для представления текстовой информации.</text:p>
      <text:p text:style-name="P27" loext:marker-style-name="T1">Базовые алгоритмы: подсчет длины, поиск подстроки, замена подстроки, извлечение подстроки, разделение строки по символу и тп.</text:p>
      <text:p text:style-name="P31" loext:marker-style-name="T1">Примеры:</text:p>
      <text:p text:style-name="P31" loext:marker-style-name="T1">поиск</text:p>
      <text:p text:style-name="Preformatted_20_Text">def contains(text, pattern):</text:p>
      <text:p text:style-name="Preformatted_20_Text"><text:s text:c="4"/>for i in range(len(text) - len(pattern) + 1):</text:p>
      <text:p text:style-name="Preformatted_20_Text"><text:s text:c="8"/>if text[i:i+len(pattern)] == pattern:</text:p>
      <text:p text:style-name="Preformatted_20_Text"><text:s text:c="12"/>return True</text:p>
      <text:p text:style-name="Preformatted_20_Text"><text:s text:c="4"/>return False</text:p>
      <text:p text:style-name="Preformatted_20_Text"/>
      <text:p text:style-name="Preformatted_20_Text">print(contains("hello world", "world")) </text:p>
      <text:p text:style-name="P27" loext:marker-style-name="T1"/>
      <text:p text:style-name="P31" loext:marker-style-name="T1">Разделение строки по символу</text:p>
      <text:p text:style-name="Preformatted_20_Text">s = "apple,banana,cherry"</text:p>
      <text:p text:style-name="Preformatted_20_Text">parts = s.split(',')</text:p>
      <text:p text:style-name="Preformatted_20_Text">print(parts) <text:s/># ['apple', 'banana', 'cherry']</text:p>
      <text:p text:style-name="P27" loext:marker-style-name="T1"/>
      <text:p text:style-name="P28" loext:marker-style-name="T1">11. Строки. Основные функции для работы со строками.</text:p>
      <text:p text:style-name="P27" loext:marker-style-name="T1">Строки – последовательность символов, которая используется для представления текстовой информации.</text:p>
      <text:p text:style-name="P27" loext:marker-style-name="T1">Основные функции: </text:p>
      <text:list text:style-name="L13">
        <text:list-item>
          <text:p text:style-name="P32" loext:marker-style-name="T1">len(string) – длина строки</text:p>
        </text:list-item>
        <text:list-item>
          <text:p text:style-name="P32" loext:marker-style-name="T1">s.lower(), s.upper() - нижний верхний регистр</text:p>
        </text:list-item>
        <text:list-item>
          <text:p text:style-name="P32" loext:marker-style-name="T1">s.replace(old, new) – заменя подстроки</text:p>
        </text:list-item>
        <text:list-item>
          <text:p text:style-name="P32" loext:marker-style-name="T1">s.find(sub) поиск подстроки</text:p>
        </text:list-item>
        <text:list-item>
          <text:p text:style-name="P32" loext:marker-style-name="T1">s.split() разделение строки по символу</text:p>
        </text:list-item>
      </text:list>
      <text:p text:style-name="P27" loext:marker-style-name="T1"/>
      <text:p text:style-name="P28" loext:marker-style-name="T1"/>
      <text:p text:style-name="P29" loext:marker-style-name="T1">12. Строки. Форматирование строк</text:p>
      <text:p text:style-name="P33" loext:marker-style-name="T1"><text:span text:style-name="T10">Строки – последовательность символов, которая используется для представления текстовой информации.</text:span></text:p>
      <text:p text:style-name="P33" loext:marker-style-name="T1"><text:span text:style-name="T10">Форматирования строк – это способ вставки переменных и значений внутрь строки с заданным форматом.</text:span></text:p>
      <text:list text:style-name="L14">
        <text:list-item>
          <text:p text:style-name="P34" loext:marker-style-name="T1">"Имя: %s, Возраст: %d" % (name, age) - %<text:span text:style-name="T10">s – string, %d – digit, %f – float</text:span></text:p>
        </text:list-item>
        <text:list-item>
          <text:p text:style-name="P34" loext:marker-style-name="T1">"Имя: {}, Возраст: {}".format(name, age)</text:p>
        </text:list-item>
        <text:list-item>
          <text:p text:style-name="P34" loext:marker-style-name="T1">"Возраст: {1}, Имя: {0}".format(name, age)</text:p>
        </text:list-item>
        <text:list-item>
          <text:p text:style-name="P34" loext:marker-style-name="T1">"Имя: {n}, Возраст: {a}".format(n="Анна", a=20)</text:p>
        </text:list-item>
        <text:list-item>
          <text:p text:style-name="P34" loext:marker-style-name="T1">f"Имя: {name}, Возраст: {age}"</text:p>
        </text:list-item>
      </text:list>
      <text:p text:style-name="P33" loext:marker-style-name="T1"/>
      <text:p text:style-name="P35" loext:marker-style-name="T1">13. Форматный ввод/вывод. Спецификации формата: правила их записи и использования.</text:p>
      <text:p text:style-name="P36" loext:marker-style-name="T1"><text:span text:style-name="T11">Форматный ввод/вывод — это способ </text:span><text:span text:style-name="Strong_20_Emphasis"><text:span text:style-name="T12">точного управления отображением данных</text:span></text:span><text:span text:style-name="T11">, например чисел, строк или дат, при выводе на экран или в файл.</text:span></text:p>
      <text:list text:style-name="L15">
        <text:list-item>
          <text:p text:style-name="P37" loext:marker-style-name="T1">"Имя: %s, Возраст: %d" % (name, age) - %<text:span text:style-name="T10">s – string, %d – digit, %f – float</text:span></text:p>
        </text:list-item>
        <text:list-item>
          <text:p text:style-name="P37" loext:marker-style-name="T1">"Имя: {}, Возраст: {}".format(name, age)</text:p>
        </text:list-item>
        <text:list-item>
          <text:p text:style-name="P37" loext:marker-style-name="T1">"Возраст: {1}, Имя: {0}".format(name, age)</text:p>
        </text:list-item>
        <text:list-item>
          <text:p text:style-name="P37" loext:marker-style-name="T1">"Имя: {n}, Возраст: {a}".format(n="Анна", a=20)</text:p>
        </text:list-item>
        <text:list-item>
          <text:p text:style-name="P37" loext:marker-style-name="T1">f"Имя: {name}, Возраст: {age}"</text:p>
        </text:list-item>
      </text:list>
      <text:p text:style-name="P33" loext:marker-style-name="T1"/>
      <text:p text:style-name="P35" loext:marker-style-name="T1">14. Регулярные выражения. Основные <text:span text:style-name="T6"><text:s/>функции Regex</text:span></text:p>
      <text:p text:style-name="P38" loext:marker-style-name="T1">Регулярные выражени<text:span text:style-name="T13">я</text:span> – интсрумент поиска, сопоставления и обработки текста по шаблону.</text:p>
      <text:p text:style-name="P38" loext:marker-style-name="T14">Содержится в библиотеке <text:span text:style-name="T15">re</text:span><text:span text:style-name="T16"> </text:span></text:p>
      <text:list text:style-name="L16">
        <text:list-item>
          <text:p text:style-name="P39" loext:marker-style-name="T14">re.search(pattern, string) – ищет первое совпадение с шаблоном в строке</text:p>
        </text:list-item>
        <text:list-item>
          <text:p text:style-name="P39" loext:marker-style-name="T14">re.match(pattern, string) – ищет совпадение только в начале строки</text:p>
        </text:list-item>
        <text:list-item>
          <text:p text:style-name="P39" loext:marker-style-name="T14">re.findall(pattern, string) – возвращает список всех совпадений</text:p>
        </text:list-item>
        <text:list-item>
          <text:p text:style-name="P39" loext:marker-style-name="T14">re.sub(pattern, repl, string) – заменяет все совпадения на заданную строку</text:p>
        </text:list-item>
        <text:list-item>
          <text:p text:style-name="P39" loext:marker-style-name="T14">re.compile(pattern) – компилирует шаблон для многократного использования <text:span text:style-name="T13">(возвращает объект, к которому можно применять те же методы, что и к re, только с заранее заданным regex.</text:span></text:p>
        </text:list-item>
      </text:list>
      <text:p text:style-name="P40" loext:marker-style-name="T14"/>
      <text:p text:style-name="P41" loext:marker-style-name="T14"/>
      <text:p text:style-name="P42" loext:marker-style-name="T14">15. Регулярные выражения. Основные метасимволы в Regex</text:p>
      <text:p text:style-name="P43" loext:marker-style-name="T1">Регулярные выражени<text:span text:style-name="T13">я</text:span> – интсрумент поиска, сопоставления и обработки текста по шаблону.</text:p>
      <text:p text:style-name="P44" loext:marker-style-name="T1">Они используют метасимволы – специальные символы, которые задают шаблон для поиска текста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5">Метасимвол</text:p>
            </table:table-cell>
            <table:table-cell table:style-name="Table1.B1" office:value-type="string">
              <text:p text:style-name="P45">Назначение</text:p>
            </table:table-cell>
          </table:table-row>
        </table:table-header-rows>
        <table:table-row>
          <table:table-cell table:style-name="Table1.A2" office:value-type="string">
            <text:p text:style-name="P46"><text:span text:style-name="Source_20_Text"><text:span text:style-name="T11">.</text:span></text:span></text:p>
          </table:table-cell>
          <table:table-cell table:style-name="Table1.B2" office:value-type="string">
            <text:p text:style-name="P46"><text:span text:style-name="T11">Любой </text:span><text:span text:style-name="Strong_20_Emphasis"><text:span text:style-name="T11">один</text:span></text:span><text:span text:style-name="T11"> символ, кроме </text:span><text:span text:style-name="Source_20_Text"><text:span text:style-name="T11">\n</text:span></text:span>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^</text:span></text:span></text:p>
          </table:table-cell>
          <table:table-cell table:style-name="Table1.B2" office:value-type="string">
            <text:p text:style-name="P47">Начало строки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$</text:span></text:span></text:p>
          </table:table-cell>
          <table:table-cell table:style-name="Table1.B2" office:value-type="string">
            <text:p text:style-name="P47">Конец строки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*</text:span></text:span></text:p>
          </table:table-cell>
          <table:table-cell table:style-name="Table1.B2" office:value-type="string">
            <text:p text:style-name="P47">0 или более повторений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+</text:span></text:span></text:p>
          </table:table-cell>
          <table:table-cell table:style-name="Table1.B2" office:value-type="string">
            <text:p text:style-name="P47">1 или более повторений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?</text:span></text:span></text:p>
          </table:table-cell>
          <table:table-cell table:style-name="Table1.B2" office:value-type="string">
            <text:p text:style-name="P47">0 или 1 повторение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{n}</text:span></text:span></text:p>
          </table:table-cell>
          <table:table-cell table:style-name="Table1.B2" office:value-type="string">
            <text:p text:style-name="P46"><text:span text:style-name="T11">Ровно </text:span><text:span text:style-name="Source_20_Text"><text:span text:style-name="T11">n</text:span></text:span><text:span text:style-name="T11"> повторений</text:span>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{n,}</text:span></text:span></text:p>
          </table:table-cell>
          <table:table-cell table:style-name="Table1.B2" office:value-type="string">
            <text:p text:style-name="P46"><text:span text:style-name="Source_20_Text"><text:span text:style-name="T11">n</text:span></text:span><text:span text:style-name="T11"> и более</text:span>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{n,m}</text:span></text:span></text:p>
          </table:table-cell>
          <table:table-cell table:style-name="Table1.B2" office:value-type="string">
            <text:p text:style-name="P46"><text:span text:style-name="T11">От </text:span><text:span text:style-name="Source_20_Text"><text:span text:style-name="T11">n</text:span></text:span><text:span text:style-name="T11"> до </text:span><text:span text:style-name="Source_20_Text"><text:span text:style-name="T11">m</text:span></text:span><text:span text:style-name="T11"> повторений</text:span>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[]</text:span></text:span></text:p>
          </table:table-cell>
          <table:table-cell table:style-name="Table1.B2" office:value-type="string">
            <text:p text:style-name="P47">Один символ из набора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[^...]</text:span></text:span></text:p>
          </table:table-cell>
          <table:table-cell table:style-name="Table1.B2" office:value-type="string">
            <text:p text:style-name="P46"><text:span text:style-name="T11">Один символ </text:span><text:span text:style-name="Strong_20_Emphasis"><text:span text:style-name="T11">не</text:span></text:span><text:span text:style-name="T11"> из набора</text:span></text:p>
          </table:table-cell>
        </table:table-row>
        <table:table-row>
          <table:table-cell table:style-name="Table1.A2" office:value-type="string">
            <text:p text:style-name="P47">`</text:p>
          </table:table-cell>
          <table:table-cell table:style-name="Table1.B2" office:value-type="string">
            <text:p text:style-name="P47">`</text:p>
          </table:table-cell>
        </table:table-row>
        <table:table-row>
          <table:table-cell table:style-name="Table1.A2" office:value-type="string">
            <text:p text:style-name="P46"><text:span text:style-name="Source_20_Text"><text:span text:style-name="T11">()</text:span></text:span></text:p>
          </table:table-cell>
          <table:table-cell table:style-name="Table1.B2" office:value-type="string">
            <text:p text:style-name="P47">Группировка (захват группы)</text:p>
          </table:table-cell>
        </table:table-row>
      </table:table>
      <text:p text:style-name="P44" loext:marker-style-name="T1"/>
      <text:p text:style-name="P41" loext:marker-style-name="T1">16. Регулярные выражения. Флаги в Regex</text:p>
      <text:p text:style-name="P43" loext:marker-style-name="T1">Регулярные выражени<text:span text:style-name="T13">я</text:span> – интсрумент поиска, сопоставления и обработки текста по шаблону.</text:p>
      <text:p text:style-name="P44" loext:marker-style-name="T1">Флаги – специальные параметры, которые заменяют поведение поиска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5">Флаг</text:p>
            </table:table-cell>
            <table:table-cell table:style-name="Table2.B1" office:value-type="string">
              <text:p text:style-name="P45">Назначение</text:p>
            </table:table-cell>
          </table:table-row>
        </table:table-header-rows>
        <table:table-row>
          <table:table-cell table:style-name="Table2.A2" office:value-type="string">
            <text:p text:style-name="P46"><text:span text:style-name="Source_20_Text"><text:span text:style-name="T11">re.IGNORECASE</text:span></text:span><text:span text:style-name="T11"> или </text:span><text:span text:style-name="Source_20_Text"><text:span text:style-name="T11">re.I</text:span></text:span></text:p>
          </table:table-cell>
          <table:table-cell table:style-name="Table2.B2" office:value-type="string">
            <text:p text:style-name="P46"><text:span text:style-name="T11">Игнорировать </text:span><text:span text:style-name="Strong_20_Emphasis"><text:span text:style-name="T11">регистр</text:span></text:span><text:span text:style-name="T11"> (a = A)</text:span></text:p>
          </table:table-cell>
        </table:table-row>
        <table:table-row>
          <table:table-cell table:style-name="Table2.A2" office:value-type="string">
            <text:p text:style-name="P46"><text:span text:style-name="Source_20_Text"><text:span text:style-name="T11">re.MULTILINE</text:span></text:span><text:span text:style-name="T11"> или </text:span><text:span text:style-name="Source_20_Text"><text:span text:style-name="T11">re.M</text:span></text:span></text:p>
          </table:table-cell>
          <table:table-cell table:style-name="Table2.B2" office:value-type="string">
            <text:p text:style-name="P46"><text:span text:style-name="T11">Многострочный режим: </text:span><text:span text:style-name="Source_20_Text"><text:span text:style-name="T11">^</text:span></text:span><text:span text:style-name="T11"> и </text:span><text:span text:style-name="Source_20_Text"><text:span text:style-name="T11">$</text:span></text:span><text:span text:style-name="T11"> работают </text:span><text:span text:style-name="Strong_20_Emphasis"><text:span text:style-name="T11">в каждой строке</text:span></text:span><text:span text:style-name="T11">, а не только в начале и конце всей строки</text:span></text:p>
          </table:table-cell>
        </table:table-row>
        <table:table-row>
          <table:table-cell table:style-name="Table2.A2" office:value-type="string">
            <text:p text:style-name="P46"><text:span text:style-name="Source_20_Text"><text:span text:style-name="T11">re.DOTALL</text:span></text:span><text:span text:style-name="T11"> или </text:span><text:span text:style-name="Source_20_Text"><text:span text:style-name="T11">re.S</text:span></text:span></text:p>
          </table:table-cell>
          <table:table-cell table:style-name="Table2.B2" office:value-type="string">
            <text:p text:style-name="P46"><text:span text:style-name="T11">Символ </text:span><text:span text:style-name="Source_20_Text"><text:span text:style-name="T11">.</text:span></text:span><text:span text:style-name="T11"> начинает также </text:span><text:span text:style-name="Strong_20_Emphasis"><text:span text:style-name="T11">совпадать с символом новой строки</text:span></text:span><text:span text:style-name="T11"> (</text:span><text:span text:style-name="Source_20_Text"><text:span text:style-name="T11">\n</text:span></text:span><text:span text:style-name="T11">)</text:span></text:p>
          </table:table-cell>
        </table:table-row>
        <table:table-row>
          <table:table-cell table:style-name="Table2.A2" office:value-type="string">
            <text:p text:style-name="P46"><text:span text:style-name="Source_20_Text"><text:span text:style-name="T11">re.VERBOSE</text:span></text:span><text:span text:style-name="T11"> или </text:span><text:span text:style-name="Source_20_Text"><text:span text:style-name="T11">re.X</text:span></text:span></text:p>
          </table:table-cell>
          <table:table-cell table:style-name="Table2.B2" office:value-type="string">
            <text:p text:style-name="P46"><text:span text:style-name="T11">Позволяет писать шаблон с </text:span><text:span text:style-name="Strong_20_Emphasis"><text:span text:style-name="T11">комментариями и пробелами</text:span></text:span><text:span text:style-name="T11"> для читаемости</text:span></text:p>
          </table:table-cell>
        </table:table-row>
        <table:table-row>
          <table:table-cell table:style-name="Table2.A2" office:value-type="string">
            <text:p text:style-name="P46"><text:span text:style-name="Source_20_Text"><text:span text:style-name="T11">re.ASCII</text:span></text:span><text:span text:style-name="T11"> или </text:span><text:span text:style-name="Source_20_Text"><text:span text:style-name="T11">re.A</text:span></text:span></text:p>
          </table:table-cell>
          <table:table-cell table:style-name="Table2.B2" office:value-type="string">
            <text:p text:style-name="P46"><text:span text:style-name="T11">Интерпретирует </text:span><text:span text:style-name="Source_20_Text"><text:span text:style-name="T11">\w</text:span></text:span><text:span text:style-name="T11">, </text:span><text:span text:style-name="Source_20_Text"><text:span text:style-name="T11">\d</text:span></text:span><text:span text:style-name="T11">, </text:span><text:span text:style-name="Source_20_Text"><text:span text:style-name="T11">\s</text:span></text:span><text:span text:style-name="T11"> как ASCII, а не Unicode</text:span></text:p>
          </table:table-cell>
        </table:table-row>
      </table:table>
      <text:p text:style-name="P44" loext:marker-style-name="T1"/>
      <text:p text:style-name="P41" loext:marker-style-name="T1"/>
      <text:p text:style-name="P42" loext:marker-style-name="T1">17. Регулярные выражения. Жадный и нежадный виды поиска.</text:p>
      <text:p text:style-name="P43" loext:marker-style-name="T1"><text:tab/>Регулярные выражени<text:span text:style-name="T13">я</text:span> – интсрумент поиска, сопоставления и обработки текста по шаблону.</text:p>
      <text:p text:style-name="P44" loext:marker-style-name="T1"><text:tab/>Жадный поиск – выражение, захватывающее максимально взоможное количество символов, удовлетворяющих шаблону.</text:p>
      <text:p text:style-name="P44" loext:marker-style-name="T1"><text:tab/>Нежадный поиск – захватывает минимально возможное количество символов, чтобы шаблон сработал.</text:p>
      <text:p text:style-name="P44" loext:marker-style-name="T1">Жадные квантификаторы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5">Квантификатор</text:p>
            </table:table-cell>
            <table:table-cell table:style-name="Table3.B1" office:value-type="string">
              <text:p text:style-name="P45">Значение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46"><text:span text:style-name="Source_20_Text"><text:span text:style-name="T11">*</text:span></text:span></text:p>
          </table:table-cell>
          <table:table-cell table:style-name="Table3.B2" office:value-type="string">
            <text:p text:style-name="P47">0 или более</text:p>
          </table:table-cell>
        </table:table-row>
        <table:table-row>
          <table:table-cell table:style-name="Table3.A2" office:value-type="string">
            <text:p text:style-name="P46"><text:span text:style-name="Source_20_Text"><text:span text:style-name="T11">+</text:span></text:span></text:p>
          </table:table-cell>
          <table:table-cell table:style-name="Table3.B2" office:value-type="string">
            <text:p text:style-name="P47">1 или более</text:p>
          </table:table-cell>
        </table:table-row>
        <table:table-row>
          <table:table-cell table:style-name="Table3.A2" office:value-type="string">
            <text:p text:style-name="P46"><text:span text:style-name="Source_20_Text"><text:span text:style-name="T11">?</text:span></text:span></text:p>
          </table:table-cell>
          <table:table-cell table:style-name="Table3.B2" office:value-type="string">
            <text:p text:style-name="P47">0 или 1</text:p>
          </table:table-cell>
        </table:table-row>
        <table:table-row>
          <table:table-cell table:style-name="Table3.A2" office:value-type="string">
            <text:p text:style-name="P46"><text:span text:style-name="Source_20_Text"><text:span text:style-name="T11">{m,n}</text:span></text:span></text:p>
          </table:table-cell>
          <table:table-cell table:style-name="Table3.B2" office:value-type="string">
            <text:p text:style-name="P47">от m до n раз</text:p>
          </table:table-cell>
        </table:table-row>
      </table:table>
      <text:p text:style-name="P44" loext:marker-style-name="T1">Нежадные квантификаторы 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5">Квантификатор</text:p>
            </table:table-cell>
            <table:table-cell table:style-name="Table4.B1" office:value-type="string">
              <text:p text:style-name="P45">Значение</text:p>
            </table:table-cell>
          </table:table-row>
        </table:table-header-rows>
        <table:table-row>
          <table:table-cell table:style-name="Table4.A2" office:value-type="string">
            <text:p text:style-name="P46"><text:span text:style-name="Source_20_Text"><text:span text:style-name="T11">*?</text:span></text:span></text:p>
          </table:table-cell>
          <table:table-cell table:style-name="Table4.B2" office:value-type="string">
            <text:p text:style-name="P47">0 или более, минимально</text:p>
          </table:table-cell>
        </table:table-row>
        <table:table-row>
          <table:table-cell table:style-name="Table4.A2" office:value-type="string">
            <text:p text:style-name="P46"><text:span text:style-name="Source_20_Text"><text:span text:style-name="T11">+?</text:span></text:span></text:p>
          </table:table-cell>
          <table:table-cell table:style-name="Table4.B2" office:value-type="string">
            <text:p text:style-name="P47">1 или более, минимально</text:p>
          </table:table-cell>
        </table:table-row>
        <table:table-row>
          <table:table-cell table:style-name="Table4.A2" office:value-type="string">
            <text:p text:style-name="P46"><text:span text:style-name="Source_20_Text"><text:span text:style-name="T11">??</text:span></text:span></text:p>
          </table:table-cell>
          <table:table-cell table:style-name="Table4.B2" office:value-type="string">
            <text:p text:style-name="P47">0 или 1, минимально</text:p>
          </table:table-cell>
        </table:table-row>
        <table:table-row table:style-name="Table4.5">
          <table:table-cell table:style-name="Table4.A2" office:value-type="string">
            <text:p text:style-name="P46"><text:span text:style-name="Source_20_Text"><text:span text:style-name="T11">{m,n}?</text:span></text:span></text:p>
          </table:table-cell>
          <table:table-cell table:style-name="Table4.B2" office:value-type="string">
            <text:p text:style-name="P47">от m до n, минимально</text:p>
          </table:table-cell>
        </table:table-row>
      </table:table>
      <text:p text:style-name="P44" loext:marker-style-name="T1"/>
      <text:p text:style-name="P41" loext:marker-style-name="T1">18. Файлы. Программная обработка файлов. Понятие дескриптора. Виды файлов.</text:p>
      <text:p text:style-name="P44" loext:marker-style-name="T1"><text:tab/>Файлы – именованные наборы данных, сохраненные во внешней памяти.</text:p>
      <text:p text:style-name="P44" loext:marker-style-name="T1"><text:tab/>Программная обработка файлов – это открытие, чтение, запись, закрыти, обработка ошибок.</text:p>
      <text:p text:style-name="P44" loext:marker-style-name="T1"><text:tab/>Дескриптор файла – это числовой или объектный идентификатор, который операционная система или среда программирования использует для управления открытым файлом.</text:p>
      <text:p text:style-name="P44" loext:marker-style-name="T1">Виды файлов: текстовые, бинарные(exe, jpg, mp3) , специализированные (архивы, базы данных и тп)</text:p>
      <text:p text:style-name="P44" loext:marker-style-name="T1"/>
      <text:p text:style-name="P41" loext:marker-style-name="T1"/>
      <text:p text:style-name="P42" loext:marker-style-name="T1">19. Файлы. Режимы доступа к файлам.</text:p>
      <text:p text:style-name="P44" loext:marker-style-name="T1">Файлы – именованные наборы данных, сохраненные во внешней памяти.</text:p>
      <text:p text:style-name="P44" loext:marker-style-name="T1">Режимы доступа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5">Режим</text:p>
            </table:table-cell>
            <table:table-cell table:style-name="Table5.B1" office:value-type="string">
              <text:p text:style-name="P45">Описание</text:p>
            </table:table-cell>
          </table:table-row>
        </table:table-header-rows>
        <table:table-row>
          <table:table-cell table:style-name="Table5.A2" office:value-type="string">
            <text:p text:style-name="P46"><text:span text:style-name="Source_20_Text"><text:span text:style-name="T11">'r'</text:span></text:span></text:p>
          </table:table-cell>
          <table:table-cell table:style-name="Table5.B2" office:value-type="string">
            <text:p text:style-name="P47">Открыть для чтения (файл должен существовать)</text:p>
          </table:table-cell>
        </table:table-row>
        <table:table-row>
          <table:table-cell table:style-name="Table5.A2" office:value-type="string">
            <text:p text:style-name="P46"><text:span text:style-name="Source_20_Text"><text:span text:style-name="T11">'w'</text:span></text:span></text:p>
          </table:table-cell>
          <table:table-cell table:style-name="Table5.B2" office:value-type="string">
            <text:p text:style-name="P47">Открыть для записи (если файл есть — очистить, если нет — создать новый)</text:p>
          </table:table-cell>
        </table:table-row>
        <table:table-row>
          <table:table-cell table:style-name="Table5.A2" office:value-type="string">
            <text:p text:style-name="P46"><text:span text:style-name="Source_20_Text"><text:span text:style-name="T11">'a'</text:span></text:span></text:p>
          </table:table-cell>
          <table:table-cell table:style-name="Table5.B2" office:value-type="string">
            <text:p text:style-name="P47">Открыть для добавления (запись в конец файла, если нет — создать)</text:p>
          </table:table-cell>
        </table:table-row>
        <table:table-row>
          <table:table-cell table:style-name="Table5.A2" office:value-type="string">
            <text:p text:style-name="P46"><text:span text:style-name="Source_20_Text"><text:span text:style-name="T11">'x'</text:span></text:span></text:p>
          </table:table-cell>
          <table:table-cell table:style-name="Table5.B2" office:value-type="string">
            <text:p text:style-name="P47">Создать новый файл для записи (если файл существует — ошибка)</text:p>
          </table:table-cell>
        </table:table-row>
        <table:table-row>
          <table:table-cell table:style-name="Table5.A2" office:value-type="string">
            <text:p text:style-name="P46"><text:span text:style-name="Source_20_Text"><text:span text:style-name="T11">'b'</text:span></text:span></text:p>
          </table:table-cell>
          <table:table-cell table:style-name="Table5.B2" office:value-type="string">
            <text:p text:style-name="P46"><text:span text:style-name="T11">Открыть в </text:span><text:span text:style-name="Strong_20_Emphasis"><text:span text:style-name="T11">бинарном</text:span></text:span><text:span text:style-name="T11"> режиме (добавляется к другим режимам)</text:span></text:p>
          </table:table-cell>
        </table:table-row>
        <table:table-row>
          <table:table-cell table:style-name="Table5.A2" office:value-type="string">
            <text:p text:style-name="P46"><text:span text:style-name="Source_20_Text"><text:span text:style-name="T11">'t'</text:span></text:span></text:p>
          </table:table-cell>
          <table:table-cell table:style-name="Table5.B2" office:value-type="string">
            <text:p text:style-name="P46"><text:span text:style-name="T11">Открыть в </text:span><text:span text:style-name="Strong_20_Emphasis"><text:span text:style-name="T11">текстовом</text:span></text:span><text:span text:style-name="T11"> режиме (по умолчанию)</text:span></text:p>
          </table:table-cell>
        </table:table-row>
        <table:table-row>
          <table:table-cell table:style-name="Table5.A2" office:value-type="string">
            <text:p text:style-name="P46"><text:span text:style-name="Source_20_Text"><text:span text:style-name="T11">'+'</text:span></text:span></text:p>
          </table:table-cell>
          <table:table-cell table:style-name="Table5.B2" office:value-type="string">
            <text:p text:style-name="P47">Открыть для чтения и записи одновременно</text:p>
          </table:table-cell>
        </table:table-row>
      </table:table>
      <text:p text:style-name="P41" loext:marker-style-name="T1"/>
      <text:p text:style-name="P41" loext:marker-style-name="T1">20. Файлы. Текстовые файлы. Основные методы для работы.</text:p>
      <text:p text:style-name="P44" loext:marker-style-name="T1">Файлы – именованные наборы данных, сохраненные во внешней памяти.</text:p>
      <text:p text:style-name="P44" loext:marker-style-name="T1">Текстовые файлы – файлы, данные в которых хранятся в символьном виде. </text:p>
      <text:p text:style-name="P44" loext:marker-style-name="T1">Методы:</text:p>
      <text:list text:style-name="L17">
        <text:list-item>
          <text:p text:style-name="P48" loext:marker-style-name="T1">open(filepath, mode) – получения дескриптора</text:p>
        </text:list-item>
        <text:list-item>
          <text:p text:style-name="P48" loext:marker-style-name="T1">read(size) - чтение всего файла или заданного количества</text:p>
        </text:list-item>
        <text:list-item>
          <text:p text:style-name="P48" loext:marker-style-name="T1">readline(size) – <text:span text:style-name="T17">чтение заданного количества символов строки</text:span></text:p>
        </text:list-item>
        <text:list-item>
          <text:p text:style-name="P49" loext:marker-style-name="T1">write(string) – запись строки</text:p>
        </text:list-item>
        <text:list-item>
          <text:p text:style-name="P49" loext:marker-style-name="T1">writelines(list_of_strings) – запись списка строк</text:p>
        </text:list-item>
        <text:list-item>
          <text:p text:style-name="P49" loext:marker-style-name="T1">close() закрытие файлового дескриптора</text:p>
        </text:list-item>
      </text:list>
      <text:p text:style-name="P50" loext:marker-style-name="T1"/>
      <text:p text:style-name="P51" loext:marker-style-name="T1">21. Файлы. Текстовые файлы. Чтение файла. Запись в файл. Поиск в файле</text:p>
      <text:p text:style-name="P52" loext:marker-style-name="T1">Файлы – именованные наборы данных, сохраненные во внешней памяти.</text:p>
      <text:p text:style-name="P52" loext:marker-style-name="T1">Текстовые файлы – файлы, данные в которых хранятся в символьном виде. </text:p>
      <text:p text:style-name="P52" loext:marker-style-name="T1"><text:span text:style-name="T17">Чтение и запись происходят посредством следующих методов</text:span>:</text:p>
      <text:list text:style-name="L18">
        <text:list-item>
          <text:p text:style-name="P53" loext:marker-style-name="T1">open(filepath, mode) – получения дескриптора</text:p>
        </text:list-item>
        <text:list-item>
          <text:p text:style-name="P53" loext:marker-style-name="T1">read(size) - чтение всего файла или заданного количества</text:p>
        </text:list-item>
        <text:list-item>
          <text:p text:style-name="P53" loext:marker-style-name="T1">readline(size) – <text:span text:style-name="T17">чтение заданного количества символов строки</text:span></text:p>
        </text:list-item>
        <text:list-item>
          <text:p text:style-name="P54" loext:marker-style-name="T1">write(string) – запись строки</text:p>
        </text:list-item>
        <text:list-item>
          <text:p text:style-name="P54" loext:marker-style-name="T1">writelines(list_of_strings) – запись списка строк</text:p>
        </text:list-item>
        <text:list-item>
          <text:p text:style-name="P54" loext:marker-style-name="T1">close() закрытие файлового дескриптора</text:p>
        </text:list-item>
      </text:list>
      <text:p text:style-name="P50" loext:marker-style-name="T1">Поиск происхоит последством параллельного чтения строки и поиска с использованием метдов поиска подстрок.</text:p>
      <text:p text:style-name="P50" loext:marker-style-name="T1"/>
      <text:p text:style-name="P51" loext:marker-style-name="T1"/>
      <text:p text:style-name="P55" loext:marker-style-name="T1">22. Файлы. Текстовые файлы. Итерационное чтение содержимого файла</text:p>
      <text:p text:style-name="P52" loext:marker-style-name="T1">Файлы – именованные наборы данных, сохраненные во внешней памяти.</text:p>
      <text:p text:style-name="P52" loext:marker-style-name="T1">Текстовые файлы – файлы, данные в которых хранятся в символьном виде.</text:p>
      <text:p text:style-name="P50" loext:marker-style-name="T1">Для итерационного чтения запускается построчное чтение с помощью цикла for</text:p>
      <text:p text:style-name="P50" loext:marker-style-name="T1">with open('file.txt', 'r', encoding='utf-8') as f:</text:p>
      <text:p text:style-name="P50" loext:marker-style-name="T1"><text:s text:c="4"/>for line in f:</text:p>
      <text:p text:style-name="P50" loext:marker-style-name="T1"><text:s text:c="8"/>print(line.strip())</text:p>
      <text:p text:style-name="P50" loext:marker-style-name="T1"/>
      <text:p text:style-name="P56" loext:marker-style-name="T1">23. Модуль os. Основные функции</text:p>
      <text:p text:style-name="P57" loext:marker-style-name="T1"><text:span text:style-name="T11">Модуль </text:span><text:span text:style-name="Source_20_Text"><text:span text:style-name="T11">os</text:span></text:span><text:span text:style-name="T11"> предоставляет функции для взаимодействия с операционной системой: работа с файлами, каталогами, процессами и др.</text:span></text:p>
      <text:p text:style-name="P58" loext:marker-style-name="T1">Основные функции модуля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45">Функция</text:p>
            </table:table-cell>
            <table:table-cell table:style-name="Table6.A1" office:value-type="string">
              <text:p text:style-name="P45">Описание</text:p>
            </table:table-cell>
          </table:table-row>
        </table:table-header-rows>
        <table:table-row>
          <table:table-cell table:style-name="Table6.A2" office:value-type="string">
            <text:p text:style-name="P46"><text:span text:style-name="Source_20_Text"><text:span text:style-name="T11">os.getcwd()</text:span></text:span></text:p>
          </table:table-cell>
          <table:table-cell table:style-name="Table6.B2" office:value-type="string">
            <text:p text:style-name="P47">Возвращает текущий рабочий каталог</text:p>
          </table:table-cell>
        </table:table-row>
        <table:table-row>
          <table:table-cell table:style-name="Table6.A3" office:value-type="string">
            <text:p text:style-name="P46"><text:span text:style-name="Source_20_Text"><text:span text:style-name="T11">os.chdir(path)</text:span></text:span></text:p>
          </table:table-cell>
          <table:table-cell table:style-name="Table6.B3" office:value-type="string">
            <text:p text:style-name="P47">Изменяет текущий рабочий каталог</text:p>
          </table:table-cell>
        </table:table-row>
        <table:table-row>
          <table:table-cell table:style-name="Table6.A3" office:value-type="string">
            <text:p text:style-name="P46"><text:span text:style-name="Source_20_Text"><text:span text:style-name="T11">os.listdir(path='.')</text:span></text:span></text:p>
          </table:table-cell>
          <table:table-cell table:style-name="Table6.B3" office:value-type="string">
            <text:p text:style-name="P47">Возвращает список файлов и папок в каталоге</text:p>
          </table:table-cell>
        </table:table-row>
        <table:table-row>
          <table:table-cell table:style-name="Table6.A3" office:value-type="string">
            <text:p text:style-name="P46"><text:span text:style-name="Source_20_Text"><text:span text:style-name="T11">os.mkdir(path)</text:span></text:span></text:p>
          </table:table-cell>
          <table:table-cell table:style-name="Table6.B3" office:value-type="string">
            <text:p text:style-name="P47">Создаёт новый каталог</text:p>
          </table:table-cell>
        </table:table-row>
        <table:table-row>
          <table:table-cell table:style-name="Table6.A3" office:value-type="string">
            <text:p text:style-name="P46"><text:span text:style-name="Source_20_Text"><text:span text:style-name="T11">os.makedirs(path)</text:span></text:span></text:p>
          </table:table-cell>
          <table:table-cell table:style-name="Table6.B3" office:value-type="string">
            <text:p text:style-name="P47">Создаёт вложенные каталоги (включая промежуточные)</text:p>
          </table:table-cell>
        </table:table-row>
        <table:table-row>
          <table:table-cell table:style-name="Table6.A3" office:value-type="string">
            <text:p text:style-name="P46"><text:span text:style-name="Source_20_Text"><text:span text:style-name="T11">os.remove(path)</text:span></text:span></text:p>
          </table:table-cell>
          <table:table-cell table:style-name="Table6.B3" office:value-type="string">
            <text:p text:style-name="P47">Удаляет файл</text:p>
          </table:table-cell>
        </table:table-row>
        <table:table-row>
          <table:table-cell table:style-name="Table6.A3" office:value-type="string">
            <text:p text:style-name="P46"><text:span text:style-name="Source_20_Text"><text:span text:style-name="T11">os.rmdir(path)</text:span></text:span></text:p>
          </table:table-cell>
          <table:table-cell table:style-name="Table6.B3" office:value-type="string">
            <text:p text:style-name="P47">Удаляет пустой каталог</text:p>
          </table:table-cell>
        </table:table-row>
        <table:table-row table:style-name="Table6.9">
          <table:table-cell table:style-name="Table6.A3" office:value-type="string">
            <text:p text:style-name="P46"><text:span text:style-name="Source_20_Text"><text:span text:style-name="T11">os.rename(src, dst)</text:span></text:span></text:p>
          </table:table-cell>
          <table:table-cell table:style-name="Table6.B3" office:value-type="string">
            <text:p text:style-name="P47">Переименовывает файл или каталог</text:p>
          </table:table-cell>
        </table:table-row>
        <table:table-row table:style-name="Table6.10">
          <table:table-cell table:style-name="Table6.A3" office:value-type="string">
            <text:p text:style-name="P46"><text:span text:style-name="Source_20_Text"><text:span text:style-name="T11">os.stat(path)</text:span></text:span></text:p>
          </table:table-cell>
          <table:table-cell table:style-name="Table6.B3" office:value-type="string">
            <text:p text:style-name="P47">Получает информацию о файле/каталоге</text:p>
          </table:table-cell>
        </table:table-row>
      </table:table>
      <text:p text:style-name="P58" loext:marker-style-name="T1"/>
      <text:p text:style-name="P59" loext:marker-style-name="T1">24. Модуль <text:span text:style-name="T18">os</text:span>. Обход дерева каталогов.</text:p>
      <text:p text:style-name="P60" loext:marker-style-name="T1"><text:span text:style-name="T11">Модуль </text:span><text:span text:style-name="Source_20_Text"><text:span text:style-name="T11">os</text:span></text:span><text:span text:style-name="T11"> предоставляет функции для взаимодействия с операционной системой: работа с файлами, каталогами, процессами и др.</text:span></text:p>
      <text:p text:style-name="P61" loext:marker-style-name="T1">Обход дерева – os.walk() - возвращает кортежи вида (dirpath, dirnames, filenames) после рекурсивного обходя дерева каталогов.</text:p>
      <text:p text:style-name="P61" loext:marker-style-name="T1"/>
      <text:p text:style-name="P62" loext:marker-style-name="T1"/>
      <text:p text:style-name="P63" loext:marker-style-name="T1">25. <text:span text:style-name="T19">Модуль os.</text:span><text:span text:style-name="T20">path</text:span><text:span text:style-name="T19">. Обработка абсолютных и относительных путей доступа</text:span></text:p>
      <text:p text:style-name="P60" loext:marker-style-name="T1"><text:span text:style-name="T11">Модуль </text:span><text:span text:style-name="Source_20_Text"><text:span text:style-name="T11">os</text:span></text:span><text:span text:style-name="T11"> предоставляет функции для взаимодействия с операционной системой: работа с файлами, каталогами, процессами и др.</text:span></text:p>
      <text:p text:style-name="P61" loext:marker-style-name="T1">Абсолютный путь – польный путь от корня файловой системы</text:p>
      <text:p text:style-name="P61" loext:marker-style-name="T1">Относительный путь – путь относительно текущего каталога</text:p>
      <text:p text:style-name="P61" loext:marker-style-name="T1">Методы обработки путей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45">Функция</text:p>
            </table:table-cell>
            <table:table-cell table:style-name="Table7.B1" office:value-type="string">
              <text:p text:style-name="P45">Описание</text:p>
            </table:table-cell>
          </table:table-row>
        </table:table-header-rows>
        <table:table-row>
          <table:table-cell table:style-name="Table7.A2" office:value-type="string">
            <text:p text:style-name="P46"><text:span text:style-name="Source_20_Text"><text:span text:style-name="T11">os.path.abspath(path)</text:span></text:span></text:p>
          </table:table-cell>
          <table:table-cell table:style-name="Table7.B2" office:value-type="string">
            <text:p text:style-name="P47">Возвращает абсолютный путь</text:p>
          </table:table-cell>
        </table:table-row>
        <table:table-row>
          <table:table-cell table:style-name="Table7.A2" office:value-type="string">
            <text:p text:style-name="P46"><text:span text:style-name="Source_20_Text"><text:span text:style-name="T11">os.path.relpath(path, start)</text:span></text:span></text:p>
          </table:table-cell>
          <table:table-cell table:style-name="Table7.B2" office:value-type="string">
            <text:p text:style-name="P46"><text:span text:style-name="T11">Возвращает относительный путь от </text:span><text:span text:style-name="Source_20_Text"><text:span text:style-name="T11">start</text:span></text:span><text:span text:style-name="T11"> до </text:span><text:span text:style-name="Source_20_Text"><text:span text:style-name="T11">path</text:span></text:span></text:p>
          </table:table-cell>
        </table:table-row>
        <table:table-row>
          <table:table-cell table:style-name="Table7.A2" office:value-type="string">
            <text:p text:style-name="P46"><text:span text:style-name="Source_20_Text"><text:span text:style-name="T11">os.path.isabs(path)</text:span></text:span></text:p>
          </table:table-cell>
          <table:table-cell table:style-name="Table7.B2" office:value-type="string">
            <text:p text:style-name="P47">Проверяет, является ли путь абсолютным</text:p>
          </table:table-cell>
        </table:table-row>
        <table:table-row>
          <table:table-cell table:style-name="Table7.A2" office:value-type="string">
            <text:p text:style-name="P46"><text:span text:style-name="Source_20_Text"><text:span text:style-name="T11">os.path.join(path, *paths)</text:span></text:span></text:p>
          </table:table-cell>
          <table:table-cell table:style-name="Table7.B2" office:value-type="string">
            <text:p text:style-name="P47">Склеивает путь корректно для ОС</text:p>
          </table:table-cell>
        </table:table-row>
        <table:table-row>
          <table:table-cell table:style-name="Table7.A2" office:value-type="string">
            <text:p text:style-name="P46"><text:span text:style-name="Source_20_Text"><text:span text:style-name="T11">os.path.normpath(path)</text:span></text:span></text:p>
          </table:table-cell>
          <table:table-cell table:style-name="Table7.B2" office:value-type="string">
            <text:p text:style-name="P46"><text:span text:style-name="T11">Нормализует путь (убирает лишние </text:span><text:span text:style-name="Source_20_Text"><text:span text:style-name="T11">..</text:span></text:span><text:span text:style-name="T11">, </text:span><text:span text:style-name="Source_20_Text"><text:span text:style-name="T11">.</text:span></text:span><text:span text:style-name="T11"> и </text:span><text:span text:style-name="Source_20_Text"><text:span text:style-name="T11">/</text:span></text:span><text:span text:style-name="T11">)</text:span></text:p>
          </table:table-cell>
        </table:table-row>
        <table:table-row>
          <table:table-cell table:style-name="Table7.A2" office:value-type="string">
            <text:p text:style-name="P46"><text:span text:style-name="Source_20_Text"><text:span text:style-name="T11">os.getcwd()</text:span></text:span></text:p>
          </table:table-cell>
          <table:table-cell table:style-name="Table7.B2" office:value-type="string">
            <text:p text:style-name="P47">Возвращает текущий рабочий каталог</text:p>
          </table:table-cell>
        </table:table-row>
      </table:table>
      <text:p text:style-name="P61" loext:marker-style-name="T1"/>
      <text:p text:style-name="P62" loext:marker-style-name="T1">26. <text:span text:style-name="T19">Модуль zipfile. Создание и добавление <text:s/></text:span><text:span text:style-name="T20">ZIP</text:span><text:span text:style-name="T19">-файлов</text:span></text:p>
      <text:p text:style-name="P64" loext:marker-style-name="T1">Модуль zipfile – позволяет работать с архивами ZIP: создание, извлечение и просмотр содержимого. </text:p>
      <text:p text:style-name="P64" loext:marker-style-name="T1">Создание</text:p>
      <text:p text:style-name="Preformatted_20_Text">with zipfile.ZipFile('archive.zip', mode='w') as zipf:</text:p>
      <text:p text:style-name="Preformatted_20_Text"><text:s text:c="4"/>zipf.write('file1.txt') <text:s/># добавляем файл</text:p>
      <text:p text:style-name="Preformatted_20_Text"><text:s text:c="4"/>zipf.write('file2.txt') <text:s/># добавляем ещё один</text:p>
      <text:p text:style-name="P64" loext:marker-style-name="T1">Добавление</text:p>
      <text:p text:style-name="Preformatted_20_Text">with zipfile.ZipFile('archive.zip', mode='a') as zipf:</text:p>
      <text:p text:style-name="Preformatted_20_Text"><text:s text:c="4"/>zipf.write('file3.txt')</text:p>
      <text:p text:style-name="P64" loext:marker-style-name="T1"/>
      <text:p text:style-name="P59" loext:marker-style-name="T1">27. Модуль zipfile. Сжатие файлов</text:p>
      <text:p text:style-name="P64" loext:marker-style-name="T1">Модуль zipfile – позволяет работать с архивами ZIP: создание, извлечение и просмотр содержимого.</text:p>
      <text:p text:style-name="P64" loext:marker-style-name="T1">Сжатие файлов</text:p>
      <text:p text:style-name="Preformatted_20_Text">import zipfile</text:p>
      <text:p text:style-name="Preformatted_20_Text"/>
      <text:p text:style-name="Preformatted_20_Text">with zipfile.ZipFile('compressed.zip', 'w', compression=zipfile.ZIP_DEFLATED) as zipf:</text:p>
      <text:p text:style-name="Preformatted_20_Text"><text:s text:c="4"/>zipf.write('file1.txt')</text:p>
      <text:p text:style-name="Preformatted_20_Text"><text:s text:c="4"/>zipf.write('file2.txt')</text:p>
      <text:p text:style-name="P64" loext:marker-style-name="T1"/>
      <text:p text:style-name="P64" loext:marker-style-name="T1">Алгоритмы сжатия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45">Алгоритм</text:p>
            </table:table-cell>
            <table:table-cell table:style-name="Table8.B1" office:value-type="string">
              <text:p text:style-name="P45">Константа</text:p>
            </table:table-cell>
          </table:table-row>
        </table:table-header-rows>
        <table:table-row>
          <table:table-cell table:style-name="Table8.A2" office:value-type="string">
            <text:p text:style-name="P47">Без сжатия</text:p>
          </table:table-cell>
          <table:table-cell table:style-name="Table8.B2" office:value-type="string">
            <text:p text:style-name="P46"><text:span text:style-name="Source_20_Text"><text:span text:style-name="T11">zipfile.ZIP_STORED</text:span></text:span></text:p>
          </table:table-cell>
        </table:table-row>
        <table:table-row>
          <table:table-cell table:style-name="Table8.A2" office:value-type="string">
            <text:p text:style-name="P47">DEFLATE</text:p>
          </table:table-cell>
          <table:table-cell table:style-name="Table8.B2" office:value-type="string">
            <text:p text:style-name="P46"><text:span text:style-name="Source_20_Text"><text:span text:style-name="T11">zipfile.ZIP_DEFLATED</text:span></text:span></text:p>
          </table:table-cell>
        </table:table-row>
        <table:table-row>
          <table:table-cell table:style-name="Table8.A2" office:value-type="string">
            <text:p text:style-name="P47">BZIP2</text:p>
          </table:table-cell>
          <table:table-cell table:style-name="Table8.B2" office:value-type="string">
            <text:p text:style-name="P46"><text:span text:style-name="Source_20_Text"><text:span text:style-name="T11">zipfile.ZIP_BZIP2</text:span></text:span></text:p>
          </table:table-cell>
        </table:table-row>
        <table:table-row>
          <table:table-cell table:style-name="Table8.A2" office:value-type="string">
            <text:p text:style-name="P47">LZMA</text:p>
          </table:table-cell>
          <table:table-cell table:style-name="Table8.B2" office:value-type="string">
            <text:p text:style-name="P46"><text:span text:style-name="Source_20_Text"><text:span text:style-name="T11">zipfile.ZIP_LZMA</text:span></text:span></text:p>
          </table:table-cell>
        </table:table-row>
      </table:table>
      <text:p text:style-name="P64" loext:marker-style-name="T1"/>
      <text:p text:style-name="P59" loext:marker-style-name="T1"><text:soft-page-break/>28. Модуль zipfile. Чтение <text:span text:style-name="T18">ZIP</text:span>-файлов.</text:p>
      <text:p text:style-name="P64" loext:marker-style-name="T1">Модуль zipfile – позволяет работать с архивами ZIP: создание, извлечение и просмотр содержимого.</text:p>
      <text:p text:style-name="P64" loext:marker-style-name="T1">Открытие и просмотр содежимого</text:p>
      <text:p text:style-name="Preformatted_20_Text">import zipfile</text:p>
      <text:p text:style-name="Preformatted_20_Text"/>
      <text:p text:style-name="Preformatted_20_Text">with zipfile.ZipFile('example.zip', 'r') as zipf:</text:p>
      <text:p text:style-name="Preformatted_20_Text"><text:s text:c="4"/>print("Содержимое архива:")</text:p>
      <text:p text:style-name="Preformatted_20_Text"><text:s text:c="4"/>print(zipf.namelist())</text:p>
      <text:p text:style-name="P64" loext:marker-style-name="T1"/>
      <text:p text:style-name="P59" loext:marker-style-name="T1">29. Модуль zipfile. Извлечение файла из <text:span text:style-name="T18">ZIP</text:span>-архива</text:p>
      <text:p text:style-name="P64" loext:marker-style-name="T1">Модуль zipfile – позволяет работать с архивами ZIP: создание, извлечение и просмотр содержимого.</text:p>
      <text:p text:style-name="P64" loext:marker-style-name="T1">Основные методы извлечения:</text:p>
      <text:p text:style-name="P64" loext:marker-style-name="T1">один файл:</text:p>
      <text:p text:style-name="Preformatted_20_Text">with zipfile.ZipFile('archive.zip', 'r') as zipf:</text:p>
      <text:p text:style-name="Preformatted_20_Text"><text:s text:c="4"/>zipf.extract('file1.txt', path='extracted/')</text:p>
      <text:p text:style-name="Preformatted_20_Text">все:</text:p>
      <text:p text:style-name="Preformatted_20_Text">with zipfile.ZipFile('archive.zip', 'r') as zipf:</text:p>
      <text:p text:style-name="Preformatted_20_Text"><text:s text:c="4"/>zipf.extractall('unzipped/')</text:p>
      <text:p text:style-name="Preformatted_20_Text">указанные файлы:</text:p>
      <text:p text:style-name="Preformatted_20_Text">with zipfile.ZipFile('archive.zip', 'r') as zipf:</text:p>
      <text:p text:style-name="Preformatted_20_Text"><text:s text:c="4"/>zipf.extractall(path='target/', members=['file1.txt', 'folder/file2.txt'])</text:p>
      <text:p text:style-name="Preformatted_20_Text"/>
      <text:p text:style-name="P59" loext:marker-style-name="T1">30. Модуль shutil. Архивация</text:p>
      <text:p text:style-name="P64" loext:marker-style-name="T1">Модуль shutil – предоставляет высокоуровневые функции для работы с файлами, дикерторями и архивами – копирование, удаление, перемещение и др.</text:p>
      <text:p text:style-name="P64" loext:marker-style-name="T1">shutil.make_archive(base_name, format, root_dir)</text:p>
      <text:p text:style-name="P64" loext:marker-style-name="T1">Поддерживаемые форматы:</text:p>
      <text:p text:style-name="P64" loext:marker-style-name="T1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45">Формат</text:p>
            </table:table-cell>
            <table:table-cell table:style-name="Table9.B1" office:value-type="string">
              <text:p text:style-name="P45">Описание</text:p>
            </table:table-cell>
          </table:table-row>
        </table:table-header-rows>
        <table:table-row>
          <table:table-cell table:style-name="Table9.A2" office:value-type="string">
            <text:p text:style-name="P46"><text:span text:style-name="Source_20_Text"><text:span text:style-name="T11">'zip'</text:span></text:span></text:p>
          </table:table-cell>
          <table:table-cell table:style-name="Table9.B2" office:value-type="string">
            <text:p text:style-name="P47">ZIP-архив</text:p>
          </table:table-cell>
        </table:table-row>
        <table:table-row>
          <table:table-cell table:style-name="Table9.A2" office:value-type="string">
            <text:p text:style-name="P46"><text:span text:style-name="Source_20_Text"><text:span text:style-name="T11">'tar'</text:span></text:span></text:p>
          </table:table-cell>
          <table:table-cell table:style-name="Table9.B2" office:value-type="string">
            <text:p text:style-name="P47">tar без сжатия</text:p>
          </table:table-cell>
        </table:table-row>
        <table:table-row>
          <table:table-cell table:style-name="Table9.A2" office:value-type="string">
            <text:p text:style-name="P46"><text:span text:style-name="Source_20_Text"><text:span text:style-name="T11">'gztar'</text:span></text:span></text:p>
          </table:table-cell>
          <table:table-cell table:style-name="Table9.B2" office:value-type="string">
            <text:p text:style-name="P47">tar + gzip (.tar.gz)</text:p>
          </table:table-cell>
        </table:table-row>
        <table:table-row>
          <table:table-cell table:style-name="Table9.A2" office:value-type="string">
            <text:p text:style-name="P46"><text:span text:style-name="Source_20_Text"><text:span text:style-name="T11">'bztar'</text:span></text:span></text:p>
          </table:table-cell>
          <table:table-cell table:style-name="Table9.B2" office:value-type="string">
            <text:p text:style-name="P47">tar + bzip2 (.tar.bz2)</text:p>
          </table:table-cell>
        </table:table-row>
        <table:table-row>
          <table:table-cell table:style-name="Table9.A2" office:value-type="string">
            <text:p text:style-name="P46"><text:span text:style-name="Source_20_Text"><text:span text:style-name="T11">'xztar'</text:span></text:span></text:p>
          </table:table-cell>
          <table:table-cell table:style-name="Table9.B2" office:value-type="string">
            <text:p text:style-name="P47">tar + xz (.tar.xz)</text:p>
          </table:table-cell>
        </table:table-row>
      </table:table>
      <text:p text:style-name="P64" loext:marker-style-name="T1"/>
      <text:p text:style-name="P59" loext:marker-style-name="T1"/>
      <text:p text:style-name="P65" loext:marker-style-name="T1">31. Модуль shutil. Операции над файлами и директориями</text:p>
      <text:p text:style-name="P64" loext:marker-style-name="T1">Модуль shutil – предоставляет высокоуровневые функции для работы с файлами, дикерторями и архивами – копирование, удаление, перемещение и др.</text:p>
      <text:list text:style-name="L19">
        <text:list-item>
          <text:p text:style-name="P66" loext:marker-style-name="T1">shutil.copy(src, dst) копирование</text:p>
        </text:list-item>
        <text:list-item>
          <text:p text:style-name="P66" loext:marker-style-name="T1">shutil.copy2(src, dst) копирование с метаданными (не только содержимое, но и описание файлов</text:p>
        </text:list-item>
        <text:list-item>
          <text:p text:style-name="P66" loext:marker-style-name="T1">shutil.copytree(src, dst) копирование всей дикертории</text:p>
        </text:list-item>
        <text:list-item>
          <text:p text:style-name="P66" loext:marker-style-name="T1">shutil.rmtree(path) удаление директории</text:p>
        </text:list-item>
        <text:list-item>
          <text:p text:style-name="P66" loext:marker-style-name="T1">shutil.move(src, dst) перемещение</text:p>
        </text:list-item>
        <text:list-item>
          <text:p text:style-name="P66" loext:marker-style-name="T1">shutil.getsize(path) возвращает размер файла в байтах</text:p>
        </text:list-item>
      </text:list>
      <text:p text:style-name="P64" loext:marker-style-name="T1"/>
      <text:p text:style-name="P67" loext:marker-style-name="T1">32. Модуль <text:span text:style-name="T18">shutil</text:span>. Копирование файлов и папок</text:p>
      <text:p text:style-name="P68" loext:marker-style-name="T1">Модуль shutil – предоставляет высокоуровневые функции для работы с файлами, дикерторями и архивами – копирование, удаление, перемещение и др.</text:p>
      <text:list text:continue-numbering="true" text:style-name="L19">
        <text:list-item>
          <text:p text:style-name="P69" loext:marker-style-name="T1">shutil.copy(src, dst) копирование</text:p>
        </text:list-item>
        <text:list-item>
          <text:p text:style-name="P69" loext:marker-style-name="T1">shutil.copy2(src, dst) копирование с метаданными (не только содержимое, но и описание файлов</text:p>
        </text:list-item>
        <text:list-item>
          <text:p text:style-name="P69" loext:marker-style-name="T1">shutil.copytree(src, dst) копирование всей дикертории</text:p>
        </text:list-item>
      </text:list>
      <text:p text:style-name="P70" loext:marker-style-name="T1"/>
      <text:p text:style-name="P71" loext:marker-style-name="T1">33. Модуль <text:span text:style-name="T18">shutil</text:span>. Перемещение и переименование файлов и папок.</text:p>
      <text:p text:style-name="P68" loext:marker-style-name="T1">Модуль shutil – предоставляет высокоуровневые функции для работы с файлами, дикерторями и архивами – копирование, удаление, перемещение и др.</text:p>
      <text:p text:style-name="P72" loext:marker-style-name="T1"><text:span text:style-name="Source_20_Text"><text:span text:style-name="T21">shutil.move(src, dst</text:span></text:span><text:span text:style-name="Source_20_Text"><text:span text:style-name="T22">) перемещает папку или файл в новое место по dst</text:span></text:span></text:p>
      <text:p text:style-name="P72" loext:marker-style-name="T1"><text:span text:style-name="Source_20_Text"><text:span text:style-name="T11"/></text:span></text:p>
      <text:p text:style-name="P72" loext:marker-style-name="T1"><text:span text:style-name="Source_20_Text"><text:span text:style-name="T23">34. </text:span></text:span><text:span text:style-name="Source_20_Text"><text:span text:style-name="T24">Модуль pathlib. Основные классы модуля</text:span></text:span></text:p>
      <text:p text:style-name="P72" loext:marker-style-name="T1"><text:span text:style-name="Source_20_Text"><text:span text:style-name="T25">Модуль pathlib – позволяет обращаться с путями как с объектами, а не строками.</text:span></text:span></text:p>
      <text:p text:style-name="P72" loext:marker-style-name="T1"><text:span text:style-name="Source_20_Text"><text:span text:style-name="T25">Основные классы</text:span></text:span></text:p>
      <text:p text:style-name="P72" loext:marker-style-name="T1"><text:span text:style-name="Source_20_Text"><text:span text:style-name="T25">pathlib.Path – универсальный путь, автоматически выбирает подходящий подкласс для ОС.</text:span></text:span></text:p>
      <text:p text:style-name="Preformatted_20_Text"><text:span text:style-name="Source_20_Text">from pathlib import Path</text:span></text:p>
      <text:p text:style-name="Preformatted_20_Text"><text:span text:style-name="Source_20_Text"/></text:p>
      <text:p text:style-name="Preformatted_20_Text"><text:span text:style-name="Source_20_Text">p = Path('example.txt')</text:span></text:p>
      <text:p text:style-name="Preformatted_20_Text"><text:span text:style-name="Source_20_Text">print(p.exists()) </text:span></text:p>
      <text:p text:style-name="P72" loext:marker-style-name="T1"><text:span text:style-name="Source_20_Text"><text:span text:style-name="T25">Path.PurePath – базовый класс, не зависит от операционной системы. Предназначен для манипуляции строками путей, но не обращается к файловой системе</text:span></text:span></text:p>
      <text:p text:style-name="Preformatted_20_Text"><text:span text:style-name="Source_20_Text">from pathlib import PurePath</text:span></text:p>
      <text:p text:style-name="Preformatted_20_Text"><text:span text:style-name="Source_20_Text"/></text:p>
      <text:p text:style-name="Preformatted_20_Text"><text:span text:style-name="Source_20_Text">p = PurePath('folder', 'file.txt')</text:span></text:p>
      <text:p text:style-name="Preformatted_20_Text"><text:span text:style-name="Source_20_Text">print(p)</text:span></text:p>
      <text:p text:style-name="P73" loext:marker-style-name="T1"/>
      <text:p text:style-name="P74" loext:marker-style-name="T1">35. Модуль logging. Характеристики уровней логирования</text:p>
      <text:p text:style-name="P75" loext:marker-style-name="T1"><text:span text:style-name="T26">Модуль </text:span><text:span text:style-name="Source_20_Text"><text:span text:style-name="T26">logging</text:span></text:span><text:span text:style-name="T26"> позволяет выводить </text:span><text:span text:style-name="Strong_20_Emphasis"><text:span text:style-name="T26">диагностические сообщения</text:span></text:span><text:span text:style-name="T26"> (логи) во время работы программы.</text:span></text:p>
      <text:p text:style-name="P75" loext:marker-style-name="T1">Уровни логирования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76">Уровень</text:p>
            </table:table-cell>
            <table:table-cell table:style-name="Table10.A1" office:value-type="string">
              <text:p text:style-name="P76">Значение</text:p>
            </table:table-cell>
            <table:table-cell table:style-name="Table10.C1" office:value-type="string">
              <text:p text:style-name="P76">Назначение</text:p>
            </table:table-cell>
          </table:table-row>
        </table:table-header-rows>
        <table:table-row>
          <table:table-cell table:style-name="Table10.A2" office:value-type="string">
            <text:p text:style-name="P46"><text:span text:style-name="Source_20_Text"><text:span text:style-name="T26">DEBUG</text:span></text:span></text:p>
          </table:table-cell>
          <table:table-cell table:style-name="Table10.A2" office:value-type="string">
            <text:p text:style-name="P77">10</text:p>
          </table:table-cell>
          <table:table-cell table:style-name="Table10.C2" office:value-type="string">
            <text:p text:style-name="P77">Подробная информация для отладки. Используется разработчиками.</text:p>
          </table:table-cell>
        </table:table-row>
        <table:table-row>
          <table:table-cell table:style-name="Table10.A2" office:value-type="string">
            <text:p text:style-name="P46"><text:span text:style-name="Source_20_Text"><text:span text:style-name="T26">INFO</text:span></text:span></text:p>
          </table:table-cell>
          <table:table-cell table:style-name="Table10.A2" office:value-type="string">
            <text:p text:style-name="P77">20</text:p>
          </table:table-cell>
          <table:table-cell table:style-name="Table10.C2" office:value-type="string">
            <text:p text:style-name="P77">Общая информация о ходе выполнения программы.</text:p>
          </table:table-cell>
        </table:table-row>
        <table:table-row>
          <table:table-cell table:style-name="Table10.A2" office:value-type="string">
            <text:p text:style-name="P46"><text:span text:style-name="Source_20_Text"><text:span text:style-name="T26">WARNING</text:span></text:span></text:p>
          </table:table-cell>
          <table:table-cell table:style-name="Table10.A2" office:value-type="string">
            <text:p text:style-name="P77">30</text:p>
          </table:table-cell>
          <table:table-cell table:style-name="Table10.C2" office:value-type="string">
            <text:p text:style-name="P77">Внимание: потенциальная проблема или нештатная ситуация, но программа работает.</text:p>
          </table:table-cell>
        </table:table-row>
        <table:table-row>
          <table:table-cell table:style-name="Table10.A2" office:value-type="string">
            <text:p text:style-name="P46"><text:span text:style-name="Source_20_Text"><text:span text:style-name="T26">ERROR</text:span></text:span></text:p>
          </table:table-cell>
          <table:table-cell table:style-name="Table10.A2" office:value-type="string">
            <text:p text:style-name="P77">40</text:p>
          </table:table-cell>
          <table:table-cell table:style-name="Table10.C2" office:value-type="string">
            <text:p text:style-name="P77">Ошибка: программа не смогла выполнить какую-то операцию.</text:p>
          </table:table-cell>
        </table:table-row>
        <table:table-row>
          <table:table-cell table:style-name="Table10.A2" office:value-type="string">
            <text:p text:style-name="P46"><text:span text:style-name="Source_20_Text"><text:span text:style-name="T26">CRITICAL</text:span></text:span></text:p>
          </table:table-cell>
          <table:table-cell table:style-name="Table10.A2" office:value-type="string">
            <text:p text:style-name="P77">50</text:p>
          </table:table-cell>
          <table:table-cell table:style-name="Table10.C2" office:value-type="string">
            <text:p text:style-name="P77">Критическая ошибка: программа может быть остановлена.</text:p>
          </table:table-cell>
        </table:table-row>
      </table:table>
      <text:p text:style-name="P75" loext:marker-style-name="T1"/>
      <text:p text:style-name="P78" loext:marker-style-name="T1"><text:span text:style-name="T6">При настройке логгера указывается минимальный уровень, при котором уровни нижу будут игнорироватьс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2T21:23:55.747425966</meta:creation-date>
    <dc:date>2025-06-23T22:27:43.703627493</dc:date>
    <meta:editing-duration>PT37M20S</meta:editing-duration>
    <meta:editing-cycles>4</meta:editing-cycles>
    <meta:generator>LibreOffice/25.2.4.3$Linux_X86_64 LibreOffice_project/520$Build-3</meta:generator>
    <meta:document-statistic meta:table-count="10" meta:image-count="0" meta:object-count="0" meta:page-count="13" meta:paragraph-count="423" meta:word-count="2345" meta:character-count="18037" meta:non-whitespace-character-count="15990"/>
  </office:meta>
</office:document-meta>
</file>